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5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54in" fo:break-before="auto" style:use-optimal-row-height="true"/>
    </style:style>
    <style:style style:name="ro2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22" table:default-cell-style-name="Default"/>
        <table:table-row table:style-name="ro1">
          <table:table-cell office:value-type="string">
            <text:p>mean of the sum</text:p>
          </table:table-cell>
          <table:table-cell office:value-type="float" office:value="138.95">
            <text:p>138.95</text:p>
          </table:table-cell>
          <table:table-cell table:number-columns-repeated="21"/>
        </table:table-row>
        <table:table-row table:style-name="ro1">
          <table:table-cell office:value-type="string">
            <text:p>mean of the MeanCorrelFacingAllOther</text:p>
          </table:table-cell>
          <table:table-cell office:value-type="float" office:value="0.295028809623508">
            <text:p>0.2950288096</text:p>
          </table:table-cell>
          <table:table-cell table:number-columns-repeated="21"/>
        </table:table-row>
        <table:table-row table:style-name="ro1">
          <table:table-cell office:value-type="string">
            <text:p>id</text:p>
          </table:table-cell>
          <table:table-cell office:value-type="string">
            <text:p>sumOfb</text:p>
          </table:table-cell>
          <table:table-cell office:value-type="string">
            <text:p>MeanCorrelFacingAllOther</text:p>
          </table:table-cell>
          <table:table-cell office:value-type="string">
            <text:p>correlFacingAllOtherToString</text:p>
          </table:table-cell>
          <table:table-cell table:number-columns-repeated="19"/>
        </table:table-row>
        <table:table-row table:style-name="ro1">
          <table:table-cell office:value-type="float" office:value="2015066">
            <text:p>2015066</text:p>
          </table:table-cell>
          <table:table-cell office:value-type="float" office:value="134">
            <text:p>134</text:p>
          </table:table-cell>
          <table:table-cell office:value-type="float" office:value="0.317476658898886">
            <text:p>0.3174766589</text:p>
          </table:table-cell>
          <table:table-cell office:value-type="float" office:value="1">
            <text:p>1</text:p>
          </table:table-cell>
          <table:table-cell office:value-type="float" office:value="0.139314985214751">
            <text:p>0.1393149852</text:p>
          </table:table-cell>
          <table:table-cell office:value-type="float" office:value="0.59127647433125">
            <text:p>0.5912764743</text:p>
          </table:table-cell>
          <table:table-cell office:value-type="float" office:value="0.545939509965056">
            <text:p>0.54593951</text:p>
          </table:table-cell>
          <table:table-cell office:value-type="float" office:value="0.339991721715706">
            <text:p>0.3399917217</text:p>
          </table:table-cell>
          <table:table-cell office:value-type="float" office:value="-0.129210940963245">
            <text:p>-0.129210941</text:p>
          </table:table-cell>
          <table:table-cell office:value-type="float" office:value="0.835249656331412">
            <text:p>0.8352496563</text:p>
          </table:table-cell>
          <table:table-cell office:value-type="float" office:value="-0.0833360476011967">
            <text:p>-0.0833360476</text:p>
          </table:table-cell>
          <table:table-cell office:value-type="float" office:value="0.275283319259441">
            <text:p>0.2752833193</text:p>
          </table:table-cell>
          <table:table-cell office:value-type="float" office:value="-0.148863169621779">
            <text:p>-0.1488631696</text:p>
          </table:table-cell>
          <table:table-cell office:value-type="float" office:value="0.351904868289882">
            <text:p>0.3519048683</text:p>
          </table:table-cell>
          <table:table-cell office:value-type="float" office:value="0.552859787170323">
            <text:p>0.5528597872</text:p>
          </table:table-cell>
          <table:table-cell office:value-type="float" office:value="0.38319895398451">
            <text:p>0.383198954</text:p>
          </table:table-cell>
          <table:table-cell office:value-type="float" office:value="0.813198407660292">
            <text:p>0.8131984077</text:p>
          </table:table-cell>
          <table:table-cell office:value-type="float" office:value="-0.278588531694373">
            <text:p>-0.2785885317</text:p>
          </table:table-cell>
          <table:table-cell office:value-type="float" office:value="0.471920244951547">
            <text:p>0.471920245</text:p>
          </table:table-cell>
          <table:table-cell office:value-type="float" office:value="0.151844059348329">
            <text:p>0.1518440593</text:p>
          </table:table-cell>
          <table:table-cell office:value-type="float" office:value="0.496424327580639">
            <text:p>0.4964243276</text:p>
          </table:table-cell>
          <table:table-cell office:value-type="float" office:value="0.73538414635696">
            <text:p>0.7353841464</text:p>
          </table:table-cell>
          <table:table-cell office:value-type="float" office:value="-0.000300616293902358">
            <text:p>-0.0003006163</text:p>
          </table:table-cell>
        </table:table-row>
        <table:table-row table:style-name="ro1">
          <table:table-cell office:value-type="float" office:value="2015065">
            <text:p>2015065</text:p>
          </table:table-cell>
          <table:table-cell office:value-type="float" office:value="108">
            <text:p>108</text:p>
          </table:table-cell>
          <table:table-cell office:value-type="float" office:value="0.199182369360893">
            <text:p>0.1991823694</text:p>
          </table:table-cell>
          <table:table-cell office:value-type="float" office:value="0.139314985214751">
            <text:p>0.1393149852</text:p>
          </table:table-cell>
          <table:table-cell office:value-type="float" office:value="1">
            <text:p>1</text:p>
          </table:table-cell>
          <table:table-cell office:value-type="float" office:value="0.0820120680410123">
            <text:p>0.082012068</text:p>
          </table:table-cell>
          <table:table-cell office:value-type="float" office:value="-0.166587647486889">
            <text:p>-0.1665876475</text:p>
          </table:table-cell>
          <table:table-cell office:value-type="float" office:value="-0.22602329511643">
            <text:p>-0.2260232951</text:p>
          </table:table-cell>
          <table:table-cell office:value-type="float" office:value="0.355147265104095">
            <text:p>0.3551472651</text:p>
          </table:table-cell>
          <table:table-cell office:value-type="float" office:value="0.318723692026991">
            <text:p>0.318723692</text:p>
          </table:table-cell>
          <table:table-cell office:value-type="float" office:value="-0.197017507093129">
            <text:p>-0.1970175071</text:p>
          </table:table-cell>
          <table:table-cell office:value-type="float" office:value="0.296531642526821">
            <text:p>0.2965316425</text:p>
          </table:table-cell>
          <table:table-cell office:value-type="float" office:value="-0.241679304161361">
            <text:p>-0.2416793042</text:p>
          </table:table-cell>
          <table:table-cell office:value-type="float" office:value="-0.30360007399717">
            <text:p>-0.303600074</text:p>
          </table:table-cell>
          <table:table-cell office:value-type="float" office:value="0.697699893548115">
            <text:p>0.6976998935</text:p>
          </table:table-cell>
          <table:table-cell office:value-type="float" office:value="-0.341425747522219">
            <text:p>-0.3414257475</text:p>
          </table:table-cell>
          <table:table-cell office:value-type="float" office:value="-0.164208727207961">
            <text:p>-0.1642087272</text:p>
          </table:table-cell>
          <table:table-cell office:value-type="float" office:value="0.0239135184820485">
            <text:p>0.0239135185</text:p>
          </table:table-cell>
          <table:table-cell office:value-type="float" office:value="0.237966025547959">
            <text:p>0.2379660255</text:p>
          </table:table-cell>
          <table:table-cell office:value-type="float" office:value="0.516389936252516">
            <text:p>0.5163899363</text:p>
          </table:table-cell>
          <table:table-cell office:value-type="float" office:value="-0.387043260752963">
            <text:p>-0.3870432608</text:p>
          </table:table-cell>
          <table:table-cell office:value-type="float" office:value="0.499863941573799">
            <text:p>0.4998639416</text:p>
          </table:table-cell>
          <table:table-cell office:value-type="float" office:value="0.426982532289999">
            <text:p>0.4269825323</text:p>
          </table:table-cell>
        </table:table-row>
        <table:table-row table:style-name="ro1">
          <table:table-cell office:value-type="float" office:value="2015064">
            <text:p>2015064</text:p>
          </table:table-cell>
          <table:table-cell office:value-type="float" office:value="176">
            <text:p>176</text:p>
          </table:table-cell>
          <table:table-cell office:value-type="float" office:value="0.308852993821927">
            <text:p>0.3088529938</text:p>
          </table:table-cell>
          <table:table-cell office:value-type="float" office:value="0.59127647433125">
            <text:p>0.5912764743</text:p>
          </table:table-cell>
          <table:table-cell office:value-type="float" office:value="0.0820120680410123">
            <text:p>0.082012068</text:p>
          </table:table-cell>
          <table:table-cell office:value-type="float" office:value="1">
            <text:p>1</text:p>
          </table:table-cell>
          <table:table-cell office:value-type="float" office:value="0.0726477467372328">
            <text:p>0.0726477467</text:p>
          </table:table-cell>
          <table:table-cell office:value-type="float" office:value="0.273039532733232">
            <text:p>0.2730395327</text:p>
          </table:table-cell>
          <table:table-cell office:value-type="float" office:value="0.169373437377943">
            <text:p>0.1693734374</text:p>
          </table:table-cell>
          <table:table-cell office:value-type="float" office:value="0.737255782734952">
            <text:p>0.7372557827</text:p>
          </table:table-cell>
          <table:table-cell office:value-type="float" office:value="-0.188607560219213">
            <text:p>-0.1886075602</text:p>
          </table:table-cell>
          <table:table-cell office:value-type="float" office:value="0.897190777421223">
            <text:p>0.8971907774</text:p>
          </table:table-cell>
          <table:table-cell office:value-type="float" office:value="0.228419456298143">
            <text:p>0.2284194563</text:p>
          </table:table-cell>
          <table:table-cell office:value-type="float" office:value="0.863396867938755">
            <text:p>0.8633968679</text:p>
          </table:table-cell>
          <table:table-cell office:value-type="float" office:value="0.0283894208594183">
            <text:p>0.0283894209</text:p>
          </table:table-cell>
          <table:table-cell office:value-type="float" office:value="0.134226265527879">
            <text:p>0.1342262655</text:p>
          </table:table-cell>
          <table:table-cell office:value-type="float" office:value="0.204488766972612">
            <text:p>0.204488767</text:p>
          </table:table-cell>
          <table:table-cell office:value-type="float" office:value="0.0855310675146582">
            <text:p>0.0855310675</text:p>
          </table:table-cell>
          <table:table-cell office:value-type="float" office:value="0.732390159133621">
            <text:p>0.7323901591</text:p>
          </table:table-cell>
          <table:table-cell office:value-type="float" office:value="0.170203092055763">
            <text:p>0.1702030921</text:p>
          </table:table-cell>
          <table:table-cell office:value-type="float" office:value="0.418784721791339">
            <text:p>0.4187847218</text:p>
          </table:table-cell>
          <table:table-cell office:value-type="float" office:value="0.107546579634787">
            <text:p>0.1075465796</text:p>
          </table:table-cell>
          <table:table-cell office:value-type="float" office:value="-0.333398302460964">
            <text:p>-0.3333983025</text:p>
          </table:table-cell>
        </table:table-row>
        <table:table-row table:style-name="ro1">
          <table:table-cell office:value-type="float" office:value="2015063">
            <text:p>2015063</text:p>
          </table:table-cell>
          <table:table-cell office:value-type="float" office:value="136">
            <text:p>136</text:p>
          </table:table-cell>
          <table:table-cell office:value-type="float" office:value="0.351630146968547">
            <text:p>0.351630147</text:p>
          </table:table-cell>
          <table:table-cell office:value-type="float" office:value="0.545939509965056">
            <text:p>0.54593951</text:p>
          </table:table-cell>
          <table:table-cell office:value-type="float" office:value="-0.166587647486889">
            <text:p>-0.1665876475</text:p>
          </table:table-cell>
          <table:table-cell office:value-type="float" office:value="0.0726477467372328">
            <text:p>0.0726477467</text:p>
          </table:table-cell>
          <table:table-cell office:value-type="float" office:value="0.999999999999999">
            <text:p>1</text:p>
          </table:table-cell>
          <table:table-cell office:value-type="float" office:value="0.883782026087769">
            <text:p>0.8837820261</text:p>
          </table:table-cell>
          <table:table-cell office:value-type="float" office:value="0.162598760334405">
            <text:p>0.1625987603</text:p>
          </table:table-cell>
          <table:table-cell office:value-type="float" office:value="0.0299039698293105">
            <text:p>0.0299039698</text:p>
          </table:table-cell>
          <table:table-cell office:value-type="float" office:value="0.756189957598248">
            <text:p>0.7561899576</text:p>
          </table:table-cell>
          <table:table-cell office:value-type="float" office:value="-0.091415311128519">
            <text:p>-0.0914153111</text:p>
          </table:table-cell>
          <table:table-cell office:value-type="float" office:value="0.500583110787623">
            <text:p>0.5005831108</text:p>
          </table:table-cell>
          <table:table-cell office:value-type="float" office:value="0.247715188902215">
            <text:p>0.2477151889</text:p>
          </table:table-cell>
          <table:table-cell office:value-type="float" office:value="0.246593524428314">
            <text:p>0.2465935244</text:p>
          </table:table-cell>
          <table:table-cell office:value-type="float" office:value="0.803694517079711">
            <text:p>0.8036945171</text:p>
          </table:table-cell>
          <table:table-cell office:value-type="float" office:value="0.897930885957203">
            <text:p>0.897930886</text:p>
          </table:table-cell>
          <table:table-cell office:value-type="float" office:value="0.399301727005644">
            <text:p>0.399301727</text:p>
          </table:table-cell>
          <table:table-cell office:value-type="float" office:value="-0.0435015468696505">
            <text:p>-0.0435015469</text:p>
          </table:table-cell>
          <table:table-cell office:value-type="float" office:value="0.337917392252502">
            <text:p>0.3379173923</text:p>
          </table:table-cell>
          <table:table-cell office:value-type="float" office:value="0.832319392253319">
            <text:p>0.8323193923</text:p>
          </table:table-cell>
          <table:table-cell office:value-type="float" office:value="0.505784180868132">
            <text:p>0.5057841809</text:p>
          </table:table-cell>
          <table:table-cell office:value-type="float" office:value="0.59896688498208">
            <text:p>0.598966885</text:p>
          </table:table-cell>
        </table:table-row>
        <table:table-row table:style-name="ro1">
          <table:table-cell office:value-type="float" office:value="2015062">
            <text:p>2015062</text:p>
          </table:table-cell>
          <table:table-cell office:value-type="float" office:value="175">
            <text:p>175</text:p>
          </table:table-cell>
          <table:table-cell office:value-type="float" office:value="0.402735101699697">
            <text:p>0.4027351017</text:p>
          </table:table-cell>
          <table:table-cell office:value-type="float" office:value="0.339991721715706">
            <text:p>0.3399917217</text:p>
          </table:table-cell>
          <table:table-cell office:value-type="float" office:value="-0.22602329511643">
            <text:p>-0.2260232951</text:p>
          </table:table-cell>
          <table:table-cell office:value-type="float" office:value="0.273039532733232">
            <text:p>0.2730395327</text:p>
          </table:table-cell>
          <table:table-cell office:value-type="float" office:value="0.883782026087769">
            <text:p>0.8837820261</text:p>
          </table:table-cell>
          <table:table-cell office:value-type="float" office:value="1">
            <text:p>1</text:p>
          </table:table-cell>
          <table:table-cell office:value-type="float" office:value="0.43758477097893">
            <text:p>0.437584771</text:p>
          </table:table-cell>
          <table:table-cell office:value-type="float" office:value="-0.0982096808117251">
            <text:p>-0.0982096808</text:p>
          </table:table-cell>
          <table:table-cell office:value-type="float" office:value="0.867361216443128">
            <text:p>0.8673612164</text:p>
          </table:table-cell>
          <table:table-cell office:value-type="float" office:value="0.222808264671955">
            <text:p>0.2228082647</text:p>
          </table:table-cell>
          <table:table-cell office:value-type="float" office:value="0.824813009475064">
            <text:p>0.8248130095</text:p>
          </table:table-cell>
          <table:table-cell office:value-type="float" office:value="0.554993473774578">
            <text:p>0.5549934738</text:p>
          </table:table-cell>
          <table:table-cell office:value-type="float" office:value="-0.00577275134501603">
            <text:p>-0.0057727513</text:p>
          </table:table-cell>
          <table:table-cell office:value-type="float" office:value="0.829206649738749">
            <text:p>0.8292066497</text:p>
          </table:table-cell>
          <table:table-cell office:value-type="float" office:value="0.65909105752811">
            <text:p>0.6590910575</text:p>
          </table:table-cell>
          <table:table-cell office:value-type="float" office:value="0.72548700259675">
            <text:p>0.7254870026</text:p>
          </table:table-cell>
          <table:table-cell office:value-type="float" office:value="0.11233853960839">
            <text:p>0.1123385396</text:p>
          </table:table-cell>
          <table:table-cell office:value-type="float" office:value="0.364581425949317">
            <text:p>0.3645814259</text:p>
          </table:table-cell>
          <table:table-cell office:value-type="float" office:value="0.929025189865876">
            <text:p>0.9290251899</text:p>
          </table:table-cell>
          <table:table-cell office:value-type="float" office:value="0.223428865480516">
            <text:p>0.2234288655</text:p>
          </table:table-cell>
          <table:table-cell office:value-type="float" office:value="0.525019473816281">
            <text:p>0.5250194738</text:p>
          </table:table-cell>
        </table:table-row>
        <table:table-row table:style-name="ro1">
          <table:table-cell office:value-type="float" office:value="2015061">
            <text:p>2015061</text:p>
          </table:table-cell>
          <table:table-cell office:value-type="float" office:value="150">
            <text:p>150</text:p>
          </table:table-cell>
          <table:table-cell office:value-type="float" office:value="0.324134128337912">
            <text:p>0.3241341283</text:p>
          </table:table-cell>
          <table:table-cell office:value-type="float" office:value="-0.129210940963245">
            <text:p>-0.129210941</text:p>
          </table:table-cell>
          <table:table-cell office:value-type="float" office:value="0.355147265104095">
            <text:p>0.3551472651</text:p>
          </table:table-cell>
          <table:table-cell office:value-type="float" office:value="0.169373437377943">
            <text:p>0.1693734374</text:p>
          </table:table-cell>
          <table:table-cell office:value-type="float" office:value="0.162598760334405">
            <text:p>0.1625987603</text:p>
          </table:table-cell>
          <table:table-cell office:value-type="float" office:value="0.43758477097893">
            <text:p>0.437584771</text:p>
          </table:table-cell>
          <table:table-cell office:value-type="float" office:value="1">
            <text:p>1</text:p>
          </table:table-cell>
          <table:table-cell office:value-type="float" office:value="-0.255864993197486">
            <text:p>-0.2558649932</text:p>
          </table:table-cell>
          <table:table-cell office:value-type="float" office:value="0.53012697766191">
            <text:p>0.5301269777</text:p>
          </table:table-cell>
          <table:table-cell office:value-type="float" office:value="0.36815615711833">
            <text:p>0.3681561571</text:p>
          </table:table-cell>
          <table:table-cell office:value-type="float" office:value="0.52211246745805">
            <text:p>0.5221124675</text:p>
          </table:table-cell>
          <table:table-cell office:value-type="float" office:value="0.227014863417366">
            <text:p>0.2270148634</text:p>
          </table:table-cell>
          <table:table-cell office:value-type="float" office:value="0.303472089283326">
            <text:p>0.3034720893</text:p>
          </table:table-cell>
          <table:table-cell office:value-type="float" office:value="0.472117031683903">
            <text:p>0.4721170317</text:p>
          </table:table-cell>
          <table:table-cell office:value-type="float" office:value="-0.106049617277564">
            <text:p>-0.1060496173</text:p>
          </table:table-cell>
          <table:table-cell office:value-type="float" office:value="0.747386814968187">
            <text:p>0.747386815</text:p>
          </table:table-cell>
          <table:table-cell office:value-type="float" office:value="0.532694738490102">
            <text:p>0.5326947385</text:p>
          </table:table-cell>
          <table:table-cell office:value-type="float" office:value="0.0960524349284494">
            <text:p>0.0960524349</text:p>
          </table:table-cell>
          <table:table-cell office:value-type="float" office:value="0.35853091691468">
            <text:p>0.3585309169</text:p>
          </table:table-cell>
          <table:table-cell office:value-type="float" office:value="0.220077617808688">
            <text:p>0.2200776178</text:p>
          </table:table-cell>
          <table:table-cell office:value-type="float" office:value="0.360311884145382">
            <text:p>0.3603118841</text:p>
          </table:table-cell>
        </table:table-row>
        <table:table-row table:style-name="ro1">
          <table:table-cell office:value-type="float" office:value="2015060">
            <text:p>2015060</text:p>
          </table:table-cell>
          <table:table-cell office:value-type="float" office:value="132">
            <text:p>132</text:p>
          </table:table-cell>
          <table:table-cell office:value-type="float" office:value="0.192759323029316">
            <text:p>0.192759323</text:p>
          </table:table-cell>
          <table:table-cell office:value-type="float" office:value="0.835249656331412">
            <text:p>0.8352496563</text:p>
          </table:table-cell>
          <table:table-cell office:value-type="float" office:value="0.318723692026991">
            <text:p>0.318723692</text:p>
          </table:table-cell>
          <table:table-cell office:value-type="float" office:value="0.737255782734952">
            <text:p>0.7372557827</text:p>
          </table:table-cell>
          <table:table-cell office:value-type="float" office:value="0.0299039698293105">
            <text:p>0.0299039698</text:p>
          </table:table-cell>
          <table:table-cell office:value-type="float" office:value="-0.0982096808117251">
            <text:p>-0.0982096808</text:p>
          </table:table-cell>
          <table:table-cell office:value-type="float" office:value="-0.255864993197486">
            <text:p>-0.2558649932</text:p>
          </table:table-cell>
          <table:table-cell office:value-type="float" office:value="1">
            <text:p>1</text:p>
          </table:table-cell>
          <table:table-cell office:value-type="float" office:value="-0.547315954959881">
            <text:p>-0.547315955</text:p>
          </table:table-cell>
          <table:table-cell office:value-type="float" office:value="0.516349018831224">
            <text:p>0.5163490188</text:p>
          </table:table-cell>
          <table:table-cell office:value-type="float" office:value="-0.379727675961025">
            <text:p>-0.379727676</text:p>
          </table:table-cell>
          <table:table-cell office:value-type="float" office:value="0.354882704554746">
            <text:p>0.3548827046</text:p>
          </table:table-cell>
          <table:table-cell office:value-type="float" office:value="0.424773247189965">
            <text:p>0.4247732472</text:p>
          </table:table-cell>
          <table:table-cell office:value-type="float" office:value="-0.117161326662648">
            <text:p>-0.1171613267</text:p>
          </table:table-cell>
          <table:table-cell office:value-type="float" office:value="0.375449434961271">
            <text:p>0.375449435</text:p>
          </table:table-cell>
          <table:table-cell office:value-type="float" office:value="-0.488535821357772">
            <text:p>-0.4885358214</text:p>
          </table:table-cell>
          <table:table-cell office:value-type="float" office:value="0.544141323302255">
            <text:p>0.5441413233</text:p>
          </table:table-cell>
          <table:table-cell office:value-type="float" office:value="0.145738381764749">
            <text:p>0.1457383818</text:p>
          </table:table-cell>
          <table:table-cell office:value-type="float" office:value="0.0712973221356617">
            <text:p>0.0712973221</text:p>
          </table:table-cell>
          <table:table-cell office:value-type="float" office:value="0.480496773682405">
            <text:p>0.4804967737</text:p>
          </table:table-cell>
          <table:table-cell office:value-type="float" office:value="-0.307004114845283">
            <text:p>-0.3070041148</text:p>
          </table:table-cell>
        </table:table-row>
        <table:table-row table:style-name="ro1">
          <table:table-cell office:value-type="float" office:value="2015059">
            <text:p>2015059</text:p>
          </table:table-cell>
          <table:table-cell office:value-type="float" office:value="135">
            <text:p>135</text:p>
          </table:table-cell>
          <table:table-cell office:value-type="float" office:value="0.27092942734437">
            <text:p>0.2709294273</text:p>
          </table:table-cell>
          <table:table-cell office:value-type="float" office:value="-0.0833360476011967">
            <text:p>-0.0833360476</text:p>
          </table:table-cell>
          <table:table-cell office:value-type="float" office:value="-0.197017507093129">
            <text:p>-0.1970175071</text:p>
          </table:table-cell>
          <table:table-cell office:value-type="float" office:value="-0.188607560219213">
            <text:p>-0.1886075602</text:p>
          </table:table-cell>
          <table:table-cell office:value-type="float" office:value="0.756189957598248">
            <text:p>0.7561899576</text:p>
          </table:table-cell>
          <table:table-cell office:value-type="float" office:value="0.867361216443128">
            <text:p>0.8673612164</text:p>
          </table:table-cell>
          <table:table-cell office:value-type="float" office:value="0.53012697766191">
            <text:p>0.5301269777</text:p>
          </table:table-cell>
          <table:table-cell office:value-type="float" office:value="-0.547315954959881">
            <text:p>-0.547315955</text:p>
          </table:table-cell>
          <table:table-cell office:value-type="float" office:value="1">
            <text:p>1</text:p>
          </table:table-cell>
          <table:table-cell office:value-type="float" office:value="-0.10703353389508">
            <text:p>-0.1070335339</text:p>
          </table:table-cell>
          <table:table-cell office:value-type="float" office:value="0.813709558436358">
            <text:p>0.8137095584</text:p>
          </table:table-cell>
          <table:table-cell office:value-type="float" office:value="0.178005876797075">
            <text:p>0.1780058768</text:p>
          </table:table-cell>
          <table:table-cell office:value-type="float" office:value="-0.0572125547637379">
            <text:p>-0.0572125548</text:p>
          </table:table-cell>
          <table:table-cell office:value-type="float" office:value="0.740514751177884">
            <text:p>0.7405147512</text:p>
          </table:table-cell>
          <table:table-cell office:value-type="float" office:value="0.401578531135767">
            <text:p>0.4015785311</text:p>
          </table:table-cell>
          <table:table-cell office:value-type="float" office:value="0.830958212135677">
            <text:p>0.8309582121</text:p>
          </table:table-cell>
          <table:table-cell office:value-type="float" office:value="-0.176096434159651">
            <text:p>-0.1760964342</text:p>
          </table:table-cell>
          <table:table-cell office:value-type="float" office:value="0.301930723824224">
            <text:p>0.3019307238</text:p>
          </table:table-cell>
          <table:table-cell office:value-type="float" office:value="0.697098813143536">
            <text:p>0.6970988131</text:p>
          </table:table-cell>
          <table:table-cell office:value-type="float" office:value="0.0873413835836441">
            <text:p>0.0873413836</text:p>
          </table:table-cell>
          <table:table-cell office:value-type="float" office:value="0.703895688633687">
            <text:p>0.7038956886</text:p>
          </table:table-cell>
        </table:table-row>
        <table:table-row table:style-name="ro1">
          <table:table-cell office:value-type="float" office:value="2015058">
            <text:p>2015058</text:p>
          </table:table-cell>
          <table:table-cell office:value-type="float" office:value="141">
            <text:p>141</text:p>
          </table:table-cell>
          <table:table-cell office:value-type="float" office:value="0.308447257143572">
            <text:p>0.3084472571</text:p>
          </table:table-cell>
          <table:table-cell office:value-type="float" office:value="0.275283319259441">
            <text:p>0.2752833193</text:p>
          </table:table-cell>
          <table:table-cell office:value-type="float" office:value="0.296531642526821">
            <text:p>0.2965316425</text:p>
          </table:table-cell>
          <table:table-cell office:value-type="float" office:value="0.897190777421223">
            <text:p>0.8971907774</text:p>
          </table:table-cell>
          <table:table-cell office:value-type="float" office:value="-0.091415311128519">
            <text:p>-0.0914153111</text:p>
          </table:table-cell>
          <table:table-cell office:value-type="float" office:value="0.222808264671955">
            <text:p>0.2228082647</text:p>
          </table:table-cell>
          <table:table-cell office:value-type="float" office:value="0.36815615711833">
            <text:p>0.3681561571</text:p>
          </table:table-cell>
          <table:table-cell office:value-type="float" office:value="0.516349018831224">
            <text:p>0.5163490188</text:p>
          </table:table-cell>
          <table:table-cell office:value-type="float" office:value="-0.10703353389508">
            <text:p>-0.1070335339</text:p>
          </table:table-cell>
          <table:table-cell office:value-type="float" office:value="1">
            <text:p>1</text:p>
          </table:table-cell>
          <table:table-cell office:value-type="float" office:value="0.386773884008001">
            <text:p>0.386773884</text:p>
          </table:table-cell>
          <table:table-cell office:value-type="float" office:value="0.787648413574459">
            <text:p>0.7876484136</text:p>
          </table:table-cell>
          <table:table-cell office:value-type="float" office:value="-0.0572939629989263">
            <text:p>-0.057293963</text:p>
          </table:table-cell>
          <table:table-cell office:value-type="float" office:value="-0.0581525964304377">
            <text:p>-0.0581525964</text:p>
          </table:table-cell>
          <table:table-cell office:value-type="float" office:value="-0.107122662062703">
            <text:p>-0.1071226621</text:p>
          </table:table-cell>
          <table:table-cell office:value-type="float" office:value="0.339603921646331">
            <text:p>0.3396039216</text:p>
          </table:table-cell>
          <table:table-cell office:value-type="float" office:value="0.618684945123781">
            <text:p>0.6186849451</text:p>
          </table:table-cell>
          <table:table-cell office:value-type="float" office:value="0.393735199747184">
            <text:p>0.3937351997</text:p>
          </table:table-cell>
          <table:table-cell office:value-type="float" office:value="0.232423467635466">
            <text:p>0.2324234676</text:p>
          </table:table-cell>
          <table:table-cell office:value-type="float" office:value="-0.076064166232145">
            <text:p>-0.0760641662</text:p>
          </table:table-cell>
          <table:table-cell office:value-type="float" office:value="-0.138062343100234">
            <text:p>-0.1380623431</text:p>
          </table:table-cell>
        </table:table-row>
        <table:table-row table:style-name="ro1">
          <table:table-cell office:value-type="float" office:value="2015057">
            <text:p>2015057</text:p>
          </table:table-cell>
          <table:table-cell office:value-type="float" office:value="130">
            <text:p>130</text:p>
          </table:table-cell>
          <table:table-cell office:value-type="float" office:value="0.285511744937711">
            <text:p>0.2855117449</text:p>
          </table:table-cell>
          <table:table-cell office:value-type="float" office:value="-0.148863169621779">
            <text:p>-0.1488631696</text:p>
          </table:table-cell>
          <table:table-cell office:value-type="float" office:value="-0.241679304161361">
            <text:p>-0.2416793042</text:p>
          </table:table-cell>
          <table:table-cell office:value-type="float" office:value="0.228419456298143">
            <text:p>0.2284194563</text:p>
          </table:table-cell>
          <table:table-cell office:value-type="float" office:value="0.500583110787623">
            <text:p>0.5005831108</text:p>
          </table:table-cell>
          <table:table-cell office:value-type="float" office:value="0.824813009475064">
            <text:p>0.8248130095</text:p>
          </table:table-cell>
          <table:table-cell office:value-type="float" office:value="0.52211246745805">
            <text:p>0.5221124675</text:p>
          </table:table-cell>
          <table:table-cell office:value-type="float" office:value="-0.379727675961025">
            <text:p>-0.379727676</text:p>
          </table:table-cell>
          <table:table-cell office:value-type="float" office:value="0.813709558436358">
            <text:p>0.8137095584</text:p>
          </table:table-cell>
          <table:table-cell office:value-type="float" office:value="0.386773884008001">
            <text:p>0.386773884</text:p>
          </table:table-cell>
          <table:table-cell office:value-type="float" office:value="0.999999999999999">
            <text:p>1</text:p>
          </table:table-cell>
          <table:table-cell office:value-type="float" office:value="0.608730534029745">
            <text:p>0.608730534</text:p>
          </table:table-cell>
          <table:table-cell office:value-type="float" office:value="-0.406808762425574">
            <text:p>-0.4068087624</text:p>
          </table:table-cell>
          <table:table-cell office:value-type="float" office:value="0.508715243556234">
            <text:p>0.5087152436</text:p>
          </table:table-cell>
          <table:table-cell office:value-type="float" office:value="0.139178612740392">
            <text:p>0.1391786127</text:p>
          </table:table-cell>
          <table:table-cell office:value-type="float" office:value="0.931574274451969">
            <text:p>0.9315742745</text:p>
          </table:table-cell>
          <table:table-cell office:value-type="float" office:value="-0.0204946349198659">
            <text:p>-0.0204946349</text:p>
          </table:table-cell>
          <table:table-cell office:value-type="float" office:value="0.422664414247377">
            <text:p>0.4226644142</text:p>
          </table:table-cell>
          <table:table-cell office:value-type="float" office:value="0.66761124634428">
            <text:p>0.6676112463</text:p>
          </table:table-cell>
          <table:table-cell office:value-type="float" office:value="-0.284157577567282">
            <text:p>-0.2841575776</text:p>
          </table:table-cell>
          <table:table-cell office:value-type="float" office:value="0.436757372159271">
            <text:p>0.4367573722</text:p>
          </table:table-cell>
        </table:table-row>
        <table:table-row table:style-name="ro1">
          <table:table-cell office:value-type="float" office:value="2015056">
            <text:p>2015056</text:p>
          </table:table-cell>
          <table:table-cell office:value-type="float" office:value="147">
            <text:p>147</text:p>
          </table:table-cell>
          <table:table-cell office:value-type="float" office:value="0.282990522576185">
            <text:p>0.2829905226</text:p>
          </table:table-cell>
          <table:table-cell office:value-type="float" office:value="0.351904868289882">
            <text:p>0.3519048683</text:p>
          </table:table-cell>
          <table:table-cell office:value-type="float" office:value="-0.30360007399717">
            <text:p>-0.303600074</text:p>
          </table:table-cell>
          <table:table-cell office:value-type="float" office:value="0.863396867938755">
            <text:p>0.8633968679</text:p>
          </table:table-cell>
          <table:table-cell office:value-type="float" office:value="0.247715188902215">
            <text:p>0.2477151889</text:p>
          </table:table-cell>
          <table:table-cell office:value-type="float" office:value="0.554993473774578">
            <text:p>0.5549934738</text:p>
          </table:table-cell>
          <table:table-cell office:value-type="float" office:value="0.227014863417366">
            <text:p>0.2270148634</text:p>
          </table:table-cell>
          <table:table-cell office:value-type="float" office:value="0.354882704554746">
            <text:p>0.3548827046</text:p>
          </table:table-cell>
          <table:table-cell office:value-type="float" office:value="0.178005876797075">
            <text:p>0.1780058768</text:p>
          </table:table-cell>
          <table:table-cell office:value-type="float" office:value="0.787648413574459">
            <text:p>0.7876484136</text:p>
          </table:table-cell>
          <table:table-cell office:value-type="float" office:value="0.608730534029745">
            <text:p>0.608730534</text:p>
          </table:table-cell>
          <table:table-cell office:value-type="float" office:value="1">
            <text:p>1</text:p>
          </table:table-cell>
          <table:table-cell office:value-type="float" office:value="-0.342447416560323">
            <text:p>-0.3424474166</text:p>
          </table:table-cell>
          <table:table-cell office:value-type="float" office:value="0.361056976093298">
            <text:p>0.3610569761</text:p>
          </table:table-cell>
          <table:table-cell office:value-type="float" office:value="0.220314502366759">
            <text:p>0.2203145024</text:p>
          </table:table-cell>
          <table:table-cell office:value-type="float" office:value="0.397381199235525">
            <text:p>0.3973811992</text:p>
          </table:table-cell>
          <table:table-cell office:value-type="float" office:value="0.5162594381026">
            <text:p>0.5162594381</text:p>
          </table:table-cell>
          <table:table-cell office:value-type="float" office:value="0.13219902180204">
            <text:p>0.1321990218</text:p>
          </table:table-cell>
          <table:table-cell office:value-type="float" office:value="0.661140545308157">
            <text:p>0.6611405453</text:p>
          </table:table-cell>
          <table:table-cell office:value-type="float" office:value="-0.188433291472465">
            <text:p>-0.1884332915</text:p>
          </table:table-cell>
          <table:table-cell office:value-type="float" office:value="-0.253175647578466">
            <text:p>-0.2531756476</text:p>
          </table:table-cell>
        </table:table-row>
        <table:table-row table:style-name="ro1">
          <table:table-cell office:value-type="float" office:value="2015055">
            <text:p>2015055</text:p>
          </table:table-cell>
          <table:table-cell office:value-type="float" office:value="130">
            <text:p>130</text:p>
          </table:table-cell>
          <table:table-cell office:value-type="float" office:value="0.245945036630898">
            <text:p>0.2459450366</text:p>
          </table:table-cell>
          <table:table-cell office:value-type="float" office:value="0.552859787170323">
            <text:p>0.5528597872</text:p>
          </table:table-cell>
          <table:table-cell office:value-type="float" office:value="0.697699893548115">
            <text:p>0.6976998935</text:p>
          </table:table-cell>
          <table:table-cell office:value-type="float" office:value="0.0283894208594183">
            <text:p>0.0283894209</text:p>
          </table:table-cell>
          <table:table-cell office:value-type="float" office:value="0.246593524428314">
            <text:p>0.2465935244</text:p>
          </table:table-cell>
          <table:table-cell office:value-type="float" office:value="-0.00577275134501603">
            <text:p>-0.0057727513</text:p>
          </table:table-cell>
          <table:table-cell office:value-type="float" office:value="0.303472089283326">
            <text:p>0.3034720893</text:p>
          </table:table-cell>
          <table:table-cell office:value-type="float" office:value="0.424773247189965">
            <text:p>0.4247732472</text:p>
          </table:table-cell>
          <table:table-cell office:value-type="float" office:value="-0.0572125547637379">
            <text:p>-0.0572125548</text:p>
          </table:table-cell>
          <table:table-cell office:value-type="float" office:value="-0.0572939629989263">
            <text:p>-0.057293963</text:p>
          </table:table-cell>
          <table:table-cell office:value-type="float" office:value="-0.406808762425574">
            <text:p>-0.4068087624</text:p>
          </table:table-cell>
          <table:table-cell office:value-type="float" office:value="-0.342447416560323">
            <text:p>-0.3424474166</text:p>
          </table:table-cell>
          <table:table-cell office:value-type="float" office:value="1">
            <text:p>1</text:p>
          </table:table-cell>
          <table:table-cell office:value-type="float" office:value="0.209160971931463">
            <text:p>0.2091609719</text:p>
          </table:table-cell>
          <table:table-cell office:value-type="float" office:value="0.388827684853728">
            <text:p>0.3888276849</text:p>
          </table:table-cell>
          <table:table-cell office:value-type="float" office:value="-0.19790383632695">
            <text:p>-0.1979038363</text:p>
          </table:table-cell>
          <table:table-cell office:value-type="float" office:value="0.426480030937398">
            <text:p>0.4264800309</text:p>
          </table:table-cell>
          <table:table-cell office:value-type="float" office:value="0.0884173705191227">
            <text:p>0.0884173705</text:p>
          </table:table-cell>
          <table:table-cell office:value-type="float" office:value="0.0170014063056833">
            <text:p>0.0170014063</text:p>
          </table:table-cell>
          <table:table-cell office:value-type="float" office:value="0.94782668043449">
            <text:p>0.9478266804</text:p>
          </table:table-cell>
          <table:table-cell office:value-type="float" office:value="0.330758874817709">
            <text:p>0.3307588748</text:p>
          </table:table-cell>
        </table:table-row>
        <table:table-row table:style-name="ro1">
          <table:table-cell office:value-type="float" office:value="2015054">
            <text:p>2015054</text:p>
          </table:table-cell>
          <table:table-cell office:value-type="float" office:value="147">
            <text:p>147</text:p>
          </table:table-cell>
          <table:table-cell office:value-type="float" office:value="0.312314319263665">
            <text:p>0.3123143193</text:p>
          </table:table-cell>
          <table:table-cell office:value-type="float" office:value="0.38319895398451">
            <text:p>0.383198954</text:p>
          </table:table-cell>
          <table:table-cell office:value-type="float" office:value="-0.341425747522219">
            <text:p>-0.3414257475</text:p>
          </table:table-cell>
          <table:table-cell office:value-type="float" office:value="0.134226265527879">
            <text:p>0.1342262655</text:p>
          </table:table-cell>
          <table:table-cell office:value-type="float" office:value="0.803694517079711">
            <text:p>0.8036945171</text:p>
          </table:table-cell>
          <table:table-cell office:value-type="float" office:value="0.829206649738749">
            <text:p>0.8292066497</text:p>
          </table:table-cell>
          <table:table-cell office:value-type="float" office:value="0.472117031683903">
            <text:p>0.4721170317</text:p>
          </table:table-cell>
          <table:table-cell office:value-type="float" office:value="-0.117161326662648">
            <text:p>-0.1171613267</text:p>
          </table:table-cell>
          <table:table-cell office:value-type="float" office:value="0.740514751177884">
            <text:p>0.7405147512</text:p>
          </table:table-cell>
          <table:table-cell office:value-type="float" office:value="-0.0581525964304377">
            <text:p>-0.0581525964</text:p>
          </table:table-cell>
          <table:table-cell office:value-type="float" office:value="0.508715243556234">
            <text:p>0.5087152436</text:p>
          </table:table-cell>
          <table:table-cell office:value-type="float" office:value="0.361056976093298">
            <text:p>0.3610569761</text:p>
          </table:table-cell>
          <table:table-cell office:value-type="float" office:value="0.209160971931463">
            <text:p>0.2091609719</text:p>
          </table:table-cell>
          <table:table-cell office:value-type="float" office:value="1">
            <text:p>1</text:p>
          </table:table-cell>
          <table:table-cell office:value-type="float" office:value="0.693790573018928">
            <text:p>0.693790573</text:p>
          </table:table-cell>
          <table:table-cell office:value-type="float" office:value="0.461104534417102">
            <text:p>0.4611045344</text:p>
          </table:table-cell>
          <table:table-cell office:value-type="float" office:value="0.324831423374463">
            <text:p>0.3248314234</text:p>
          </table:table-cell>
          <table:table-cell office:value-type="float" office:value="-0.153208816992463">
            <text:p>-0.153208817</text:p>
          </table:table-cell>
          <table:table-cell office:value-type="float" office:value="0.913820858540581">
            <text:p>0.9138208585</text:p>
          </table:table-cell>
          <table:table-cell office:value-type="float" office:value="0.422323845489309">
            <text:p>0.4223238455</text:p>
          </table:table-cell>
          <table:table-cell office:value-type="float" office:value="0.263185751187062">
            <text:p>0.2631857512</text:p>
          </table:table-cell>
        </table:table-row>
        <table:table-row table:style-name="ro1">
          <table:table-cell office:value-type="float" office:value="2015053">
            <text:p>2015053</text:p>
          </table:table-cell>
          <table:table-cell office:value-type="float" office:value="150">
            <text:p>150</text:p>
          </table:table-cell>
          <table:table-cell office:value-type="float" office:value="0.29664557995081">
            <text:p>0.29664558</text:p>
          </table:table-cell>
          <table:table-cell office:value-type="float" office:value="0.813198407660292">
            <text:p>0.8131984077</text:p>
          </table:table-cell>
          <table:table-cell office:value-type="float" office:value="-0.164208727207961">
            <text:p>-0.1642087272</text:p>
          </table:table-cell>
          <table:table-cell office:value-type="float" office:value="0.204488766972612">
            <text:p>0.204488767</text:p>
          </table:table-cell>
          <table:table-cell office:value-type="float" office:value="0.897930885957203">
            <text:p>0.897930886</text:p>
          </table:table-cell>
          <table:table-cell office:value-type="float" office:value="0.65909105752811">
            <text:p>0.6590910575</text:p>
          </table:table-cell>
          <table:table-cell office:value-type="float" office:value="-0.106049617277564">
            <text:p>-0.1060496173</text:p>
          </table:table-cell>
          <table:table-cell office:value-type="float" office:value="0.375449434961271">
            <text:p>0.375449435</text:p>
          </table:table-cell>
          <table:table-cell office:value-type="float" office:value="0.401578531135767">
            <text:p>0.4015785311</text:p>
          </table:table-cell>
          <table:table-cell office:value-type="float" office:value="-0.107122662062703">
            <text:p>-0.1071226621</text:p>
          </table:table-cell>
          <table:table-cell office:value-type="float" office:value="0.139178612740392">
            <text:p>0.1391786127</text:p>
          </table:table-cell>
          <table:table-cell office:value-type="float" office:value="0.220314502366759">
            <text:p>0.2203145024</text:p>
          </table:table-cell>
          <table:table-cell office:value-type="float" office:value="0.388827684853728">
            <text:p>0.3888276849</text:p>
          </table:table-cell>
          <table:table-cell office:value-type="float" office:value="0.693790573018928">
            <text:p>0.693790573</text:p>
          </table:table-cell>
          <table:table-cell office:value-type="float" office:value="1">
            <text:p>1</text:p>
          </table:table-cell>
          <table:table-cell office:value-type="float" office:value="-0.0127036596129456">
            <text:p>-0.0127036596</text:p>
          </table:table-cell>
          <table:table-cell office:value-type="float" office:value="0.0937512510745148">
            <text:p>0.0937512511</text:p>
          </table:table-cell>
          <table:table-cell office:value-type="float" office:value="0.163484246836155">
            <text:p>0.1634842468</text:p>
          </table:table-cell>
          <table:table-cell office:value-type="float" office:value="0.73127220593933">
            <text:p>0.7312722059</text:p>
          </table:table-cell>
          <table:table-cell office:value-type="float" office:value="0.660818380410037">
            <text:p>0.6608183804</text:p>
          </table:table-cell>
          <table:table-cell office:value-type="float" office:value="0.316872087142413">
            <text:p>0.3168720871</text:p>
          </table:table-cell>
        </table:table-row>
        <table:table-row table:style-name="ro1">
          <table:table-cell office:value-type="float" office:value="2015052">
            <text:p>2015052</text:p>
          </table:table-cell>
          <table:table-cell office:value-type="float" office:value="136">
            <text:p>136</text:p>
          </table:table-cell>
          <table:table-cell office:value-type="float" office:value="0.299286332941364">
            <text:p>0.2992863329</text:p>
          </table:table-cell>
          <table:table-cell office:value-type="float" office:value="-0.278588531694373">
            <text:p>-0.2785885317</text:p>
          </table:table-cell>
          <table:table-cell office:value-type="float" office:value="0.0239135184820485">
            <text:p>0.0239135185</text:p>
          </table:table-cell>
          <table:table-cell office:value-type="float" office:value="0.0855310675146582">
            <text:p>0.0855310675</text:p>
          </table:table-cell>
          <table:table-cell office:value-type="float" office:value="0.399301727005644">
            <text:p>0.399301727</text:p>
          </table:table-cell>
          <table:table-cell office:value-type="float" office:value="0.72548700259675">
            <text:p>0.7254870026</text:p>
          </table:table-cell>
          <table:table-cell office:value-type="float" office:value="0.747386814968187">
            <text:p>0.747386815</text:p>
          </table:table-cell>
          <table:table-cell office:value-type="float" office:value="-0.488535821357772">
            <text:p>-0.4885358214</text:p>
          </table:table-cell>
          <table:table-cell office:value-type="float" office:value="0.830958212135677">
            <text:p>0.8309582121</text:p>
          </table:table-cell>
          <table:table-cell office:value-type="float" office:value="0.339603921646331">
            <text:p>0.3396039216</text:p>
          </table:table-cell>
          <table:table-cell office:value-type="float" office:value="0.931574274451969">
            <text:p>0.9315742745</text:p>
          </table:table-cell>
          <table:table-cell office:value-type="float" office:value="0.397381199235525">
            <text:p>0.3973811992</text:p>
          </table:table-cell>
          <table:table-cell office:value-type="float" office:value="-0.19790383632695">
            <text:p>-0.1979038363</text:p>
          </table:table-cell>
          <table:table-cell office:value-type="float" office:value="0.461104534417102">
            <text:p>0.4611045344</text:p>
          </table:table-cell>
          <table:table-cell office:value-type="float" office:value="-0.0127036596129456">
            <text:p>-0.0127036596</text:p>
          </table:table-cell>
          <table:table-cell office:value-type="float" office:value="1">
            <text:p>1</text:p>
          </table:table-cell>
          <table:table-cell office:value-type="float" office:value="0.0334354400908389">
            <text:p>0.0334354401</text:p>
          </table:table-cell>
          <table:table-cell office:value-type="float" office:value="0.436120392812596">
            <text:p>0.4361203928</text:p>
          </table:table-cell>
          <table:table-cell office:value-type="float" office:value="0.516483762830151">
            <text:p>0.5164837628</text:p>
          </table:table-cell>
          <table:table-cell office:value-type="float" office:value="-0.16776485057302">
            <text:p>-0.1677648506</text:p>
          </table:table-cell>
          <table:table-cell office:value-type="float" office:value="0.576866517452062">
            <text:p>0.5768665175</text:p>
          </table:table-cell>
        </table:table-row>
        <table:table-row table:style-name="ro1">
          <table:table-cell office:value-type="float" office:value="2015051">
            <text:p>2015051</text:p>
          </table:table-cell>
          <table:table-cell office:value-type="float" office:value="151">
            <text:p>151</text:p>
          </table:table-cell>
          <table:table-cell office:value-type="float" office:value="0.278153231097364">
            <text:p>0.2781532311</text:p>
          </table:table-cell>
          <table:table-cell office:value-type="float" office:value="0.471920244951547">
            <text:p>0.471920245</text:p>
          </table:table-cell>
          <table:table-cell office:value-type="float" office:value="0.237966025547959">
            <text:p>0.2379660255</text:p>
          </table:table-cell>
          <table:table-cell office:value-type="float" office:value="0.732390159133621">
            <text:p>0.7323901591</text:p>
          </table:table-cell>
          <table:table-cell office:value-type="float" office:value="-0.0435015468696505">
            <text:p>-0.0435015469</text:p>
          </table:table-cell>
          <table:table-cell office:value-type="float" office:value="0.11233853960839">
            <text:p>0.1123385396</text:p>
          </table:table-cell>
          <table:table-cell office:value-type="float" office:value="0.532694738490102">
            <text:p>0.5326947385</text:p>
          </table:table-cell>
          <table:table-cell office:value-type="float" office:value="0.544141323302255">
            <text:p>0.5441413233</text:p>
          </table:table-cell>
          <table:table-cell office:value-type="float" office:value="-0.176096434159651">
            <text:p>-0.1760964342</text:p>
          </table:table-cell>
          <table:table-cell office:value-type="float" office:value="0.618684945123781">
            <text:p>0.6186849451</text:p>
          </table:table-cell>
          <table:table-cell office:value-type="float" office:value="-0.0204946349198659">
            <text:p>-0.0204946349</text:p>
          </table:table-cell>
          <table:table-cell office:value-type="float" office:value="0.5162594381026">
            <text:p>0.5162594381</text:p>
          </table:table-cell>
          <table:table-cell office:value-type="float" office:value="0.426480030937398">
            <text:p>0.4264800309</text:p>
          </table:table-cell>
          <table:table-cell office:value-type="float" office:value="0.324831423374463">
            <text:p>0.3248314234</text:p>
          </table:table-cell>
          <table:table-cell office:value-type="float" office:value="0.0937512510745148">
            <text:p>0.0937512511</text:p>
          </table:table-cell>
          <table:table-cell office:value-type="float" office:value="0.0334354400908389">
            <text:p>0.0334354401</text:p>
          </table:table-cell>
          <table:table-cell office:value-type="float" office:value="1">
            <text:p>1</text:p>
          </table:table-cell>
          <table:table-cell office:value-type="float" office:value="-0.262549662150046">
            <text:p>-0.2625496622</text:p>
          </table:table-cell>
          <table:table-cell office:value-type="float" office:value="0.330166167542696">
            <text:p>0.3301661675</text:p>
          </table:table-cell>
          <table:table-cell office:value-type="float" office:value="0.403526558910727">
            <text:p>0.4035265589</text:p>
          </table:table-cell>
          <table:table-cell office:value-type="float" office:value="-0.365477970815185">
            <text:p>-0.3654779708</text:p>
          </table:table-cell>
        </table:table-row>
        <table:table-row table:style-name="ro1">
          <table:table-cell office:value-type="float" office:value="2015050">
            <text:p>2015050</text:p>
          </table:table-cell>
          <table:table-cell office:value-type="float" office:value="136">
            <text:p>136</text:p>
          </table:table-cell>
          <table:table-cell office:value-type="float" office:value="0.281930685861976">
            <text:p>0.2819306859</text:p>
          </table:table-cell>
          <table:table-cell office:value-type="float" office:value="0.151844059348329">
            <text:p>0.1518440593</text:p>
          </table:table-cell>
          <table:table-cell office:value-type="float" office:value="0.516389936252516">
            <text:p>0.5163899363</text:p>
          </table:table-cell>
          <table:table-cell office:value-type="float" office:value="0.170203092055763">
            <text:p>0.1702030921</text:p>
          </table:table-cell>
          <table:table-cell office:value-type="float" office:value="0.337917392252502">
            <text:p>0.3379173923</text:p>
          </table:table-cell>
          <table:table-cell office:value-type="float" office:value="0.364581425949317">
            <text:p>0.3645814259</text:p>
          </table:table-cell>
          <table:table-cell office:value-type="float" office:value="0.0960524349284494">
            <text:p>0.0960524349</text:p>
          </table:table-cell>
          <table:table-cell office:value-type="float" office:value="0.145738381764749">
            <text:p>0.1457383818</text:p>
          </table:table-cell>
          <table:table-cell office:value-type="float" office:value="0.301930723824224">
            <text:p>0.3019307238</text:p>
          </table:table-cell>
          <table:table-cell office:value-type="float" office:value="0.393735199747184">
            <text:p>0.3937351997</text:p>
          </table:table-cell>
          <table:table-cell office:value-type="float" office:value="0.422664414247377">
            <text:p>0.4226644142</text:p>
          </table:table-cell>
          <table:table-cell office:value-type="float" office:value="0.13219902180204">
            <text:p>0.1321990218</text:p>
          </table:table-cell>
          <table:table-cell office:value-type="float" office:value="0.0884173705191227">
            <text:p>0.0884173705</text:p>
          </table:table-cell>
          <table:table-cell office:value-type="float" office:value="-0.153208816992463">
            <text:p>-0.153208817</text:p>
          </table:table-cell>
          <table:table-cell office:value-type="float" office:value="0.163484246836155">
            <text:p>0.1634842468</text:p>
          </table:table-cell>
          <table:table-cell office:value-type="float" office:value="0.436120392812596">
            <text:p>0.4361203928</text:p>
          </table:table-cell>
          <table:table-cell office:value-type="float" office:value="-0.262549662150046">
            <text:p>-0.2625496622</text:p>
          </table:table-cell>
          <table:table-cell office:value-type="float" office:value="1">
            <text:p>1</text:p>
          </table:table-cell>
          <table:table-cell office:value-type="float" office:value="0.0684027256775029">
            <text:p>0.0684027257</text:p>
          </table:table-cell>
          <table:table-cell office:value-type="float" office:value="0.104695021273589">
            <text:p>0.1046950213</text:p>
          </table:table-cell>
          <table:table-cell office:value-type="float" office:value="0.724422124501886">
            <text:p>0.7244221245</text:p>
          </table:table-cell>
        </table:table-row>
        <table:table-row table:style-name="ro1">
          <table:table-cell office:value-type="float" office:value="2015049">
            <text:p>2015049</text:p>
          </table:table-cell>
          <table:table-cell office:value-type="float" office:value="122">
            <text:p>122</text:p>
          </table:table-cell>
          <table:table-cell office:value-type="float" office:value="0.371040645209462">
            <text:p>0.3710406452</text:p>
          </table:table-cell>
          <table:table-cell office:value-type="float" office:value="0.496424327580639">
            <text:p>0.4964243276</text:p>
          </table:table-cell>
          <table:table-cell office:value-type="float" office:value="-0.387043260752963">
            <text:p>-0.3870432608</text:p>
          </table:table-cell>
          <table:table-cell office:value-type="float" office:value="0.418784721791339">
            <text:p>0.4187847218</text:p>
          </table:table-cell>
          <table:table-cell office:value-type="float" office:value="0.832319392253319">
            <text:p>0.8323193923</text:p>
          </table:table-cell>
          <table:table-cell office:value-type="float" office:value="0.929025189865876">
            <text:p>0.9290251899</text:p>
          </table:table-cell>
          <table:table-cell office:value-type="float" office:value="0.35853091691468">
            <text:p>0.3585309169</text:p>
          </table:table-cell>
          <table:table-cell office:value-type="float" office:value="0.0712973221356617">
            <text:p>0.0712973221</text:p>
          </table:table-cell>
          <table:table-cell office:value-type="float" office:value="0.697098813143536">
            <text:p>0.6970988131</text:p>
          </table:table-cell>
          <table:table-cell office:value-type="float" office:value="0.232423467635466">
            <text:p>0.2324234676</text:p>
          </table:table-cell>
          <table:table-cell office:value-type="float" office:value="0.66761124634428">
            <text:p>0.6676112463</text:p>
          </table:table-cell>
          <table:table-cell office:value-type="float" office:value="0.661140545308157">
            <text:p>0.6611405453</text:p>
          </table:table-cell>
          <table:table-cell office:value-type="float" office:value="0.0170014063056833">
            <text:p>0.0170014063</text:p>
          </table:table-cell>
          <table:table-cell office:value-type="float" office:value="0.913820858540581">
            <text:p>0.9138208585</text:p>
          </table:table-cell>
          <table:table-cell office:value-type="float" office:value="0.73127220593933">
            <text:p>0.7312722059</text:p>
          </table:table-cell>
          <table:table-cell office:value-type="float" office:value="0.516483762830151">
            <text:p>0.5164837628</text:p>
          </table:table-cell>
          <table:table-cell office:value-type="float" office:value="0.330166167542696">
            <text:p>0.3301661675</text:p>
          </table:table-cell>
          <table:table-cell office:value-type="float" office:value="0.0684027256775029">
            <text:p>0.0684027257</text:p>
          </table:table-cell>
          <table:table-cell office:value-type="float" office:value="1">
            <text:p>1</text:p>
          </table:table-cell>
          <table:table-cell office:value-type="float" office:value="0.276743086771724">
            <text:p>0.2767430868</text:p>
          </table:table-cell>
          <table:table-cell office:value-type="float" office:value="0.214725172128977">
            <text:p>0.2147251721</text:p>
          </table:table-cell>
        </table:table-row>
        <table:table-row table:style-name="ro1">
          <table:table-cell office:value-type="float" office:value="2015048">
            <text:p>2015048</text:p>
          </table:table-cell>
          <table:table-cell office:value-type="float" office:value="149">
            <text:p>149</text:p>
          </table:table-cell>
          <table:table-cell office:value-type="float" office:value="0.303362563480569">
            <text:p>0.3033625635</text:p>
          </table:table-cell>
          <table:table-cell office:value-type="float" office:value="0.73538414635696">
            <text:p>0.7353841464</text:p>
          </table:table-cell>
          <table:table-cell office:value-type="float" office:value="0.499863941573799">
            <text:p>0.4998639416</text:p>
          </table:table-cell>
          <table:table-cell office:value-type="float" office:value="0.107546579634787">
            <text:p>0.1075465796</text:p>
          </table:table-cell>
          <table:table-cell office:value-type="float" office:value="0.505784180868132">
            <text:p>0.5057841809</text:p>
          </table:table-cell>
          <table:table-cell office:value-type="float" office:value="0.223428865480516">
            <text:p>0.2234288655</text:p>
          </table:table-cell>
          <table:table-cell office:value-type="float" office:value="0.220077617808688">
            <text:p>0.2200776178</text:p>
          </table:table-cell>
          <table:table-cell office:value-type="float" office:value="0.480496773682405">
            <text:p>0.4804967737</text:p>
          </table:table-cell>
          <table:table-cell office:value-type="float" office:value="0.0873413835836441">
            <text:p>0.0873413836</text:p>
          </table:table-cell>
          <table:table-cell office:value-type="float" office:value="-0.076064166232145">
            <text:p>-0.0760641662</text:p>
          </table:table-cell>
          <table:table-cell office:value-type="float" office:value="-0.284157577567282">
            <text:p>-0.2841575776</text:p>
          </table:table-cell>
          <table:table-cell office:value-type="float" office:value="-0.188433291472465">
            <text:p>-0.1884332915</text:p>
          </table:table-cell>
          <table:table-cell office:value-type="float" office:value="0.94782668043449">
            <text:p>0.9478266804</text:p>
          </table:table-cell>
          <table:table-cell office:value-type="float" office:value="0.422323845489309">
            <text:p>0.4223238455</text:p>
          </table:table-cell>
          <table:table-cell office:value-type="float" office:value="0.660818380410037">
            <text:p>0.6608183804</text:p>
          </table:table-cell>
          <table:table-cell office:value-type="float" office:value="-0.16776485057302">
            <text:p>-0.1677648506</text:p>
          </table:table-cell>
          <table:table-cell office:value-type="float" office:value="0.403526558910727">
            <text:p>0.4035265589</text:p>
          </table:table-cell>
          <table:table-cell office:value-type="float" office:value="0.104695021273589">
            <text:p>0.1046950213</text:p>
          </table:table-cell>
          <table:table-cell office:value-type="float" office:value="0.276743086771724">
            <text:p>0.2767430868</text:p>
          </table:table-cell>
          <table:table-cell office:value-type="float" office:value="1">
            <text:p>1</text:p>
          </table:table-cell>
          <table:table-cell office:value-type="float" office:value="0.356852300281838">
            <text:p>0.3568523003</text:p>
          </table:table-cell>
        </table:table-row>
        <table:table-row table:style-name="ro1">
          <table:table-cell office:value-type="float" office:value="2015047">
            <text:p>2015047</text:p>
          </table:table-cell>
          <table:table-cell office:value-type="float" office:value="94">
            <text:p>94</text:p>
          </table:table-cell>
          <table:table-cell office:value-type="float" office:value="0.267248123915032">
            <text:p>0.2672481239</text:p>
          </table:table-cell>
          <table:table-cell office:value-type="float" office:value="-0.000300616293902358">
            <text:p>-0.0003006163</text:p>
          </table:table-cell>
          <table:table-cell office:value-type="float" office:value="0.426982532289999">
            <text:p>0.4269825323</text:p>
          </table:table-cell>
          <table:table-cell office:value-type="float" office:value="-0.333398302460964">
            <text:p>-0.3333983025</text:p>
          </table:table-cell>
          <table:table-cell office:value-type="float" office:value="0.59896688498208">
            <text:p>0.598966885</text:p>
          </table:table-cell>
          <table:table-cell office:value-type="float" office:value="0.525019473816281">
            <text:p>0.5250194738</text:p>
          </table:table-cell>
          <table:table-cell office:value-type="float" office:value="0.360311884145382">
            <text:p>0.3603118841</text:p>
          </table:table-cell>
          <table:table-cell office:value-type="float" office:value="-0.307004114845283">
            <text:p>-0.3070041148</text:p>
          </table:table-cell>
          <table:table-cell office:value-type="float" office:value="0.703895688633687">
            <text:p>0.7038956886</text:p>
          </table:table-cell>
          <table:table-cell office:value-type="float" office:value="-0.138062343100234">
            <text:p>-0.1380623431</text:p>
          </table:table-cell>
          <table:table-cell office:value-type="float" office:value="0.436757372159271">
            <text:p>0.4367573722</text:p>
          </table:table-cell>
          <table:table-cell office:value-type="float" office:value="-0.253175647578466">
            <text:p>-0.2531756476</text:p>
          </table:table-cell>
          <table:table-cell office:value-type="float" office:value="0.330758874817709">
            <text:p>0.3307588748</text:p>
          </table:table-cell>
          <table:table-cell office:value-type="float" office:value="0.263185751187062">
            <text:p>0.2631857512</text:p>
          </table:table-cell>
          <table:table-cell office:value-type="float" office:value="0.316872087142413">
            <text:p>0.3168720871</text:p>
          </table:table-cell>
          <table:table-cell office:value-type="float" office:value="0.576866517452062">
            <text:p>0.5768665175</text:p>
          </table:table-cell>
          <table:table-cell office:value-type="float" office:value="-0.365477970815185">
            <text:p>-0.3654779708</text:p>
          </table:table-cell>
          <table:table-cell office:value-type="float" office:value="0.724422124501886">
            <text:p>0.7244221245</text:p>
          </table:table-cell>
          <table:table-cell office:value-type="float" office:value="0.214725172128977">
            <text:p>0.2147251721</text:p>
          </table:table-cell>
          <table:table-cell office:value-type="float" office:value="0.356852300281838">
            <text:p>0.356852300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oy sum</text:p>
          </table:table-cell>
          <table:table-cell table:number-columns-repeated="22"/>
        </table:table-row>
      </table:table>
      <table:table table:name="Feuille2" table:style-name="ta1" table:print="false">
        <table:table-column table:style-name="co2" table:number-columns-repeated="2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mean of the sum</text:p>
          </table:table-cell>
          <table:table-cell office:value-type="string">
            <text:p>mean of the MeanCorrelFacingAllOther</text:p>
          </table:table-cell>
          <table:table-cell office:value-type="string">
            <text:p>sumOfb</text:p>
          </table:table-cell>
          <table:table-cell office:value-type="string">
            <text:p>MeanCorrelFacingAllOther</text:p>
          </table:table-cell>
          <table:table-cell office:value-type="string">
            <text:p>correlFacingAllOtherToString</text:p>
          </table:table-cell>
          <table:table-cell table:number-columns-repeated="19"/>
        </table:table-row>
        <table:table-row table:style-name="ro1">
          <table:table-cell office:value-type="float" office:value="2015066">
            <text:p>2015066</text:p>
          </table:table-cell>
          <table:table-cell office:value-type="float" office:value="138.95">
            <text:p>138.95</text:p>
          </table:table-cell>
          <table:table-cell office:value-type="float" office:value="0.295028809623508">
            <text:p>0.2950288096</text:p>
          </table:table-cell>
          <table:table-cell office:value-type="float" office:value="134">
            <text:p>134</text:p>
          </table:table-cell>
          <table:table-cell office:value-type="float" office:value="0.317476658898886">
            <text:p>0.3174766589</text:p>
          </table:table-cell>
          <table:table-cell office:value-type="float" office:value="1">
            <text:p>1</text:p>
          </table:table-cell>
          <table:table-cell office:value-type="float" office:value="0.139314985214751">
            <text:p>0.1393149852</text:p>
          </table:table-cell>
          <table:table-cell office:value-type="float" office:value="0.59127647433125">
            <text:p>0.5912764743</text:p>
          </table:table-cell>
          <table:table-cell office:value-type="float" office:value="0.545939509965056">
            <text:p>0.54593951</text:p>
          </table:table-cell>
          <table:table-cell office:value-type="float" office:value="0.339991721715706">
            <text:p>0.3399917217</text:p>
          </table:table-cell>
          <table:table-cell office:value-type="float" office:value="-0.129210940963245">
            <text:p>-0.129210941</text:p>
          </table:table-cell>
          <table:table-cell office:value-type="float" office:value="0.835249656331412">
            <text:p>0.8352496563</text:p>
          </table:table-cell>
          <table:table-cell office:value-type="float" office:value="-0.0833360476011967">
            <text:p>-0.0833360476</text:p>
          </table:table-cell>
          <table:table-cell office:value-type="float" office:value="0.275283319259441">
            <text:p>0.2752833193</text:p>
          </table:table-cell>
          <table:table-cell office:value-type="float" office:value="-0.148863169621779">
            <text:p>-0.1488631696</text:p>
          </table:table-cell>
          <table:table-cell office:value-type="float" office:value="0.351904868289882">
            <text:p>0.3519048683</text:p>
          </table:table-cell>
          <table:table-cell office:value-type="float" office:value="0.552859787170323">
            <text:p>0.5528597872</text:p>
          </table:table-cell>
          <table:table-cell office:value-type="float" office:value="0.38319895398451">
            <text:p>0.383198954</text:p>
          </table:table-cell>
          <table:table-cell office:value-type="float" office:value="0.813198407660292">
            <text:p>0.8131984077</text:p>
          </table:table-cell>
          <table:table-cell office:value-type="float" office:value="-0.278588531694373">
            <text:p>-0.2785885317</text:p>
          </table:table-cell>
          <table:table-cell office:value-type="float" office:value="0.471920244951547">
            <text:p>0.471920245</text:p>
          </table:table-cell>
          <table:table-cell office:value-type="float" office:value="0.151844059348329">
            <text:p>0.1518440593</text:p>
          </table:table-cell>
          <table:table-cell office:value-type="float" office:value="0.496424327580639">
            <text:p>0.4964243276</text:p>
          </table:table-cell>
          <table:table-cell office:value-type="float" office:value="0.73538414635696">
            <text:p>0.7353841464</text:p>
          </table:table-cell>
          <table:table-cell office:value-type="float" office:value="-0.000300616293902358">
            <text:p>-0.0003006163</text:p>
          </table:table-cell>
        </table:table-row>
        <table:table-row table:style-name="ro1">
          <table:table-cell office:value-type="float" office:value="2015065">
            <text:p>2015065</text:p>
          </table:table-cell>
          <table:table-cell office:value-type="float" office:value="138.95">
            <text:p>138.95</text:p>
          </table:table-cell>
          <table:table-cell office:value-type="float" office:value="0.295028809623508">
            <text:p>0.2950288096</text:p>
          </table:table-cell>
          <table:table-cell office:value-type="float" office:value="108">
            <text:p>108</text:p>
          </table:table-cell>
          <table:table-cell office:value-type="float" office:value="0.199182369360893">
            <text:p>0.1991823694</text:p>
          </table:table-cell>
          <table:table-cell office:value-type="float" office:value="0.139314985214751">
            <text:p>0.1393149852</text:p>
          </table:table-cell>
          <table:table-cell office:value-type="float" office:value="1">
            <text:p>1</text:p>
          </table:table-cell>
          <table:table-cell office:value-type="float" office:value="0.0820120680410123">
            <text:p>0.082012068</text:p>
          </table:table-cell>
          <table:table-cell office:value-type="float" office:value="-0.166587647486889">
            <text:p>-0.1665876475</text:p>
          </table:table-cell>
          <table:table-cell office:value-type="float" office:value="-0.22602329511643">
            <text:p>-0.2260232951</text:p>
          </table:table-cell>
          <table:table-cell office:value-type="float" office:value="0.355147265104095">
            <text:p>0.3551472651</text:p>
          </table:table-cell>
          <table:table-cell office:value-type="float" office:value="0.318723692026991">
            <text:p>0.318723692</text:p>
          </table:table-cell>
          <table:table-cell office:value-type="float" office:value="-0.197017507093129">
            <text:p>-0.1970175071</text:p>
          </table:table-cell>
          <table:table-cell office:value-type="float" office:value="0.296531642526821">
            <text:p>0.2965316425</text:p>
          </table:table-cell>
          <table:table-cell office:value-type="float" office:value="-0.241679304161361">
            <text:p>-0.2416793042</text:p>
          </table:table-cell>
          <table:table-cell office:value-type="float" office:value="-0.30360007399717">
            <text:p>-0.303600074</text:p>
          </table:table-cell>
          <table:table-cell office:value-type="float" office:value="0.697699893548115">
            <text:p>0.6976998935</text:p>
          </table:table-cell>
          <table:table-cell office:value-type="float" office:value="-0.341425747522219">
            <text:p>-0.3414257475</text:p>
          </table:table-cell>
          <table:table-cell office:value-type="float" office:value="-0.164208727207961">
            <text:p>-0.1642087272</text:p>
          </table:table-cell>
          <table:table-cell office:value-type="float" office:value="0.0239135184820485">
            <text:p>0.0239135185</text:p>
          </table:table-cell>
          <table:table-cell office:value-type="float" office:value="0.237966025547959">
            <text:p>0.2379660255</text:p>
          </table:table-cell>
          <table:table-cell office:value-type="float" office:value="0.516389936252516">
            <text:p>0.5163899363</text:p>
          </table:table-cell>
          <table:table-cell office:value-type="float" office:value="-0.387043260752963">
            <text:p>-0.3870432608</text:p>
          </table:table-cell>
          <table:table-cell office:value-type="float" office:value="0.499863941573799">
            <text:p>0.4998639416</text:p>
          </table:table-cell>
          <table:table-cell office:value-type="float" office:value="0.426982532289999">
            <text:p>0.4269825323</text:p>
          </table:table-cell>
        </table:table-row>
        <table:table-row table:style-name="ro1">
          <table:table-cell office:value-type="float" office:value="2015064">
            <text:p>2015064</text:p>
          </table:table-cell>
          <table:table-cell office:value-type="float" office:value="138.95">
            <text:p>138.95</text:p>
          </table:table-cell>
          <table:table-cell office:value-type="float" office:value="0.295028809623508">
            <text:p>0.2950288096</text:p>
          </table:table-cell>
          <table:table-cell office:value-type="float" office:value="176">
            <text:p>176</text:p>
          </table:table-cell>
          <table:table-cell office:value-type="float" office:value="0.308852993821927">
            <text:p>0.3088529938</text:p>
          </table:table-cell>
          <table:table-cell office:value-type="float" office:value="0.59127647433125">
            <text:p>0.5912764743</text:p>
          </table:table-cell>
          <table:table-cell office:value-type="float" office:value="0.0820120680410123">
            <text:p>0.082012068</text:p>
          </table:table-cell>
          <table:table-cell office:value-type="float" office:value="1">
            <text:p>1</text:p>
          </table:table-cell>
          <table:table-cell office:value-type="float" office:value="0.0726477467372328">
            <text:p>0.0726477467</text:p>
          </table:table-cell>
          <table:table-cell office:value-type="float" office:value="0.273039532733232">
            <text:p>0.2730395327</text:p>
          </table:table-cell>
          <table:table-cell office:value-type="float" office:value="0.169373437377943">
            <text:p>0.1693734374</text:p>
          </table:table-cell>
          <table:table-cell office:value-type="float" office:value="0.737255782734952">
            <text:p>0.7372557827</text:p>
          </table:table-cell>
          <table:table-cell office:value-type="float" office:value="-0.188607560219213">
            <text:p>-0.1886075602</text:p>
          </table:table-cell>
          <table:table-cell office:value-type="float" office:value="0.897190777421223">
            <text:p>0.8971907774</text:p>
          </table:table-cell>
          <table:table-cell office:value-type="float" office:value="0.228419456298143">
            <text:p>0.2284194563</text:p>
          </table:table-cell>
          <table:table-cell office:value-type="float" office:value="0.863396867938755">
            <text:p>0.8633968679</text:p>
          </table:table-cell>
          <table:table-cell office:value-type="float" office:value="0.0283894208594183">
            <text:p>0.0283894209</text:p>
          </table:table-cell>
          <table:table-cell office:value-type="float" office:value="0.134226265527879">
            <text:p>0.1342262655</text:p>
          </table:table-cell>
          <table:table-cell office:value-type="float" office:value="0.204488766972612">
            <text:p>0.204488767</text:p>
          </table:table-cell>
          <table:table-cell office:value-type="float" office:value="0.0855310675146582">
            <text:p>0.0855310675</text:p>
          </table:table-cell>
          <table:table-cell office:value-type="float" office:value="0.732390159133621">
            <text:p>0.7323901591</text:p>
          </table:table-cell>
          <table:table-cell office:value-type="float" office:value="0.170203092055763">
            <text:p>0.1702030921</text:p>
          </table:table-cell>
          <table:table-cell office:value-type="float" office:value="0.418784721791339">
            <text:p>0.4187847218</text:p>
          </table:table-cell>
          <table:table-cell office:value-type="float" office:value="0.107546579634787">
            <text:p>0.1075465796</text:p>
          </table:table-cell>
          <table:table-cell office:value-type="float" office:value="-0.333398302460964">
            <text:p>-0.3333983025</text:p>
          </table:table-cell>
        </table:table-row>
        <table:table-row table:style-name="ro1">
          <table:table-cell office:value-type="float" office:value="2015063">
            <text:p>2015063</text:p>
          </table:table-cell>
          <table:table-cell office:value-type="float" office:value="138.95">
            <text:p>138.95</text:p>
          </table:table-cell>
          <table:table-cell office:value-type="float" office:value="0.295028809623508">
            <text:p>0.2950288096</text:p>
          </table:table-cell>
          <table:table-cell office:value-type="float" office:value="136">
            <text:p>136</text:p>
          </table:table-cell>
          <table:table-cell office:value-type="float" office:value="0.351630146968547">
            <text:p>0.351630147</text:p>
          </table:table-cell>
          <table:table-cell office:value-type="float" office:value="0.545939509965056">
            <text:p>0.54593951</text:p>
          </table:table-cell>
          <table:table-cell office:value-type="float" office:value="-0.166587647486889">
            <text:p>-0.1665876475</text:p>
          </table:table-cell>
          <table:table-cell office:value-type="float" office:value="0.0726477467372328">
            <text:p>0.0726477467</text:p>
          </table:table-cell>
          <table:table-cell office:value-type="float" office:value="0.999999999999999">
            <text:p>1</text:p>
          </table:table-cell>
          <table:table-cell office:value-type="float" office:value="0.883782026087769">
            <text:p>0.8837820261</text:p>
          </table:table-cell>
          <table:table-cell office:value-type="float" office:value="0.162598760334405">
            <text:p>0.1625987603</text:p>
          </table:table-cell>
          <table:table-cell office:value-type="float" office:value="0.0299039698293105">
            <text:p>0.0299039698</text:p>
          </table:table-cell>
          <table:table-cell office:value-type="float" office:value="0.756189957598248">
            <text:p>0.7561899576</text:p>
          </table:table-cell>
          <table:table-cell office:value-type="float" office:value="-0.091415311128519">
            <text:p>-0.0914153111</text:p>
          </table:table-cell>
          <table:table-cell office:value-type="float" office:value="0.500583110787623">
            <text:p>0.5005831108</text:p>
          </table:table-cell>
          <table:table-cell office:value-type="float" office:value="0.247715188902215">
            <text:p>0.2477151889</text:p>
          </table:table-cell>
          <table:table-cell office:value-type="float" office:value="0.246593524428314">
            <text:p>0.2465935244</text:p>
          </table:table-cell>
          <table:table-cell office:value-type="float" office:value="0.803694517079711">
            <text:p>0.8036945171</text:p>
          </table:table-cell>
          <table:table-cell office:value-type="float" office:value="0.897930885957203">
            <text:p>0.897930886</text:p>
          </table:table-cell>
          <table:table-cell office:value-type="float" office:value="0.399301727005644">
            <text:p>0.399301727</text:p>
          </table:table-cell>
          <table:table-cell office:value-type="float" office:value="-0.0435015468696505">
            <text:p>-0.0435015469</text:p>
          </table:table-cell>
          <table:table-cell office:value-type="float" office:value="0.337917392252502">
            <text:p>0.3379173923</text:p>
          </table:table-cell>
          <table:table-cell office:value-type="float" office:value="0.832319392253319">
            <text:p>0.8323193923</text:p>
          </table:table-cell>
          <table:table-cell office:value-type="float" office:value="0.505784180868132">
            <text:p>0.5057841809</text:p>
          </table:table-cell>
          <table:table-cell office:value-type="float" office:value="0.59896688498208">
            <text:p>0.598966885</text:p>
          </table:table-cell>
        </table:table-row>
        <table:table-row table:style-name="ro1">
          <table:table-cell office:value-type="float" office:value="2015062">
            <text:p>2015062</text:p>
          </table:table-cell>
          <table:table-cell office:value-type="float" office:value="138.95">
            <text:p>138.95</text:p>
          </table:table-cell>
          <table:table-cell office:value-type="float" office:value="0.295028809623508">
            <text:p>0.2950288096</text:p>
          </table:table-cell>
          <table:table-cell office:value-type="float" office:value="175">
            <text:p>175</text:p>
          </table:table-cell>
          <table:table-cell office:value-type="float" office:value="0.402735101699697">
            <text:p>0.4027351017</text:p>
          </table:table-cell>
          <table:table-cell office:value-type="float" office:value="0.339991721715706">
            <text:p>0.3399917217</text:p>
          </table:table-cell>
          <table:table-cell office:value-type="float" office:value="-0.22602329511643">
            <text:p>-0.2260232951</text:p>
          </table:table-cell>
          <table:table-cell office:value-type="float" office:value="0.273039532733232">
            <text:p>0.2730395327</text:p>
          </table:table-cell>
          <table:table-cell office:value-type="float" office:value="0.883782026087769">
            <text:p>0.8837820261</text:p>
          </table:table-cell>
          <table:table-cell office:value-type="float" office:value="1">
            <text:p>1</text:p>
          </table:table-cell>
          <table:table-cell office:value-type="float" office:value="0.43758477097893">
            <text:p>0.437584771</text:p>
          </table:table-cell>
          <table:table-cell office:value-type="float" office:value="-0.0982096808117251">
            <text:p>-0.0982096808</text:p>
          </table:table-cell>
          <table:table-cell office:value-type="float" office:value="0.867361216443128">
            <text:p>0.8673612164</text:p>
          </table:table-cell>
          <table:table-cell office:value-type="float" office:value="0.222808264671955">
            <text:p>0.2228082647</text:p>
          </table:table-cell>
          <table:table-cell office:value-type="float" office:value="0.824813009475064">
            <text:p>0.8248130095</text:p>
          </table:table-cell>
          <table:table-cell office:value-type="float" office:value="0.554993473774578">
            <text:p>0.5549934738</text:p>
          </table:table-cell>
          <table:table-cell office:value-type="float" office:value="-0.00577275134501603">
            <text:p>-0.0057727513</text:p>
          </table:table-cell>
          <table:table-cell office:value-type="float" office:value="0.829206649738749">
            <text:p>0.8292066497</text:p>
          </table:table-cell>
          <table:table-cell office:value-type="float" office:value="0.65909105752811">
            <text:p>0.6590910575</text:p>
          </table:table-cell>
          <table:table-cell office:value-type="float" office:value="0.72548700259675">
            <text:p>0.7254870026</text:p>
          </table:table-cell>
          <table:table-cell office:value-type="float" office:value="0.11233853960839">
            <text:p>0.1123385396</text:p>
          </table:table-cell>
          <table:table-cell office:value-type="float" office:value="0.364581425949317">
            <text:p>0.3645814259</text:p>
          </table:table-cell>
          <table:table-cell office:value-type="float" office:value="0.929025189865876">
            <text:p>0.9290251899</text:p>
          </table:table-cell>
          <table:table-cell office:value-type="float" office:value="0.223428865480516">
            <text:p>0.2234288655</text:p>
          </table:table-cell>
          <table:table-cell office:value-type="float" office:value="0.525019473816281">
            <text:p>0.5250194738</text:p>
          </table:table-cell>
        </table:table-row>
        <table:table-row table:style-name="ro1">
          <table:table-cell office:value-type="float" office:value="2015061">
            <text:p>2015061</text:p>
          </table:table-cell>
          <table:table-cell office:value-type="float" office:value="138.95">
            <text:p>138.95</text:p>
          </table:table-cell>
          <table:table-cell office:value-type="float" office:value="0.295028809623508">
            <text:p>0.2950288096</text:p>
          </table:table-cell>
          <table:table-cell office:value-type="float" office:value="150">
            <text:p>150</text:p>
          </table:table-cell>
          <table:table-cell office:value-type="float" office:value="0.324134128337912">
            <text:p>0.3241341283</text:p>
          </table:table-cell>
          <table:table-cell office:value-type="float" office:value="-0.129210940963245">
            <text:p>-0.129210941</text:p>
          </table:table-cell>
          <table:table-cell office:value-type="float" office:value="0.355147265104095">
            <text:p>0.3551472651</text:p>
          </table:table-cell>
          <table:table-cell office:value-type="float" office:value="0.169373437377943">
            <text:p>0.1693734374</text:p>
          </table:table-cell>
          <table:table-cell office:value-type="float" office:value="0.162598760334405">
            <text:p>0.1625987603</text:p>
          </table:table-cell>
          <table:table-cell office:value-type="float" office:value="0.43758477097893">
            <text:p>0.437584771</text:p>
          </table:table-cell>
          <table:table-cell office:value-type="float" office:value="1">
            <text:p>1</text:p>
          </table:table-cell>
          <table:table-cell office:value-type="float" office:value="-0.255864993197486">
            <text:p>-0.2558649932</text:p>
          </table:table-cell>
          <table:table-cell office:value-type="float" office:value="0.53012697766191">
            <text:p>0.5301269777</text:p>
          </table:table-cell>
          <table:table-cell office:value-type="float" office:value="0.36815615711833">
            <text:p>0.3681561571</text:p>
          </table:table-cell>
          <table:table-cell office:value-type="float" office:value="0.52211246745805">
            <text:p>0.5221124675</text:p>
          </table:table-cell>
          <table:table-cell office:value-type="float" office:value="0.227014863417366">
            <text:p>0.2270148634</text:p>
          </table:table-cell>
          <table:table-cell office:value-type="float" office:value="0.303472089283326">
            <text:p>0.3034720893</text:p>
          </table:table-cell>
          <table:table-cell office:value-type="float" office:value="0.472117031683903">
            <text:p>0.4721170317</text:p>
          </table:table-cell>
          <table:table-cell office:value-type="float" office:value="-0.106049617277564">
            <text:p>-0.1060496173</text:p>
          </table:table-cell>
          <table:table-cell office:value-type="float" office:value="0.747386814968187">
            <text:p>0.747386815</text:p>
          </table:table-cell>
          <table:table-cell office:value-type="float" office:value="0.532694738490102">
            <text:p>0.5326947385</text:p>
          </table:table-cell>
          <table:table-cell office:value-type="float" office:value="0.0960524349284494">
            <text:p>0.0960524349</text:p>
          </table:table-cell>
          <table:table-cell office:value-type="float" office:value="0.35853091691468">
            <text:p>0.3585309169</text:p>
          </table:table-cell>
          <table:table-cell office:value-type="float" office:value="0.220077617808688">
            <text:p>0.2200776178</text:p>
          </table:table-cell>
          <table:table-cell office:value-type="float" office:value="0.360311884145382">
            <text:p>0.3603118841</text:p>
          </table:table-cell>
        </table:table-row>
        <table:table-row table:style-name="ro1">
          <table:table-cell office:value-type="float" office:value="2015060">
            <text:p>2015060</text:p>
          </table:table-cell>
          <table:table-cell office:value-type="float" office:value="138.95">
            <text:p>138.95</text:p>
          </table:table-cell>
          <table:table-cell office:value-type="float" office:value="0.295028809623508">
            <text:p>0.2950288096</text:p>
          </table:table-cell>
          <table:table-cell office:value-type="float" office:value="132">
            <text:p>132</text:p>
          </table:table-cell>
          <table:table-cell office:value-type="float" office:value="0.192759323029316">
            <text:p>0.192759323</text:p>
          </table:table-cell>
          <table:table-cell office:value-type="float" office:value="0.835249656331412">
            <text:p>0.8352496563</text:p>
          </table:table-cell>
          <table:table-cell office:value-type="float" office:value="0.318723692026991">
            <text:p>0.318723692</text:p>
          </table:table-cell>
          <table:table-cell office:value-type="float" office:value="0.737255782734952">
            <text:p>0.7372557827</text:p>
          </table:table-cell>
          <table:table-cell office:value-type="float" office:value="0.0299039698293105">
            <text:p>0.0299039698</text:p>
          </table:table-cell>
          <table:table-cell office:value-type="float" office:value="-0.0982096808117251">
            <text:p>-0.0982096808</text:p>
          </table:table-cell>
          <table:table-cell office:value-type="float" office:value="-0.255864993197486">
            <text:p>-0.2558649932</text:p>
          </table:table-cell>
          <table:table-cell office:value-type="float" office:value="1">
            <text:p>1</text:p>
          </table:table-cell>
          <table:table-cell office:value-type="float" office:value="-0.547315954959881">
            <text:p>-0.547315955</text:p>
          </table:table-cell>
          <table:table-cell office:value-type="float" office:value="0.516349018831224">
            <text:p>0.5163490188</text:p>
          </table:table-cell>
          <table:table-cell office:value-type="float" office:value="-0.379727675961025">
            <text:p>-0.379727676</text:p>
          </table:table-cell>
          <table:table-cell office:value-type="float" office:value="0.354882704554746">
            <text:p>0.3548827046</text:p>
          </table:table-cell>
          <table:table-cell office:value-type="float" office:value="0.424773247189965">
            <text:p>0.4247732472</text:p>
          </table:table-cell>
          <table:table-cell office:value-type="float" office:value="-0.117161326662648">
            <text:p>-0.1171613267</text:p>
          </table:table-cell>
          <table:table-cell office:value-type="float" office:value="0.375449434961271">
            <text:p>0.375449435</text:p>
          </table:table-cell>
          <table:table-cell office:value-type="float" office:value="-0.488535821357772">
            <text:p>-0.4885358214</text:p>
          </table:table-cell>
          <table:table-cell office:value-type="float" office:value="0.544141323302255">
            <text:p>0.5441413233</text:p>
          </table:table-cell>
          <table:table-cell office:value-type="float" office:value="0.145738381764749">
            <text:p>0.1457383818</text:p>
          </table:table-cell>
          <table:table-cell office:value-type="float" office:value="0.0712973221356617">
            <text:p>0.0712973221</text:p>
          </table:table-cell>
          <table:table-cell office:value-type="float" office:value="0.480496773682405">
            <text:p>0.4804967737</text:p>
          </table:table-cell>
          <table:table-cell office:value-type="float" office:value="-0.307004114845283">
            <text:p>-0.3070041148</text:p>
          </table:table-cell>
        </table:table-row>
        <table:table-row table:style-name="ro1">
          <table:table-cell office:value-type="float" office:value="2015059">
            <text:p>2015059</text:p>
          </table:table-cell>
          <table:table-cell office:value-type="float" office:value="138.95">
            <text:p>138.95</text:p>
          </table:table-cell>
          <table:table-cell office:value-type="float" office:value="0.295028809623508">
            <text:p>0.2950288096</text:p>
          </table:table-cell>
          <table:table-cell office:value-type="float" office:value="135">
            <text:p>135</text:p>
          </table:table-cell>
          <table:table-cell office:value-type="float" office:value="0.27092942734437">
            <text:p>0.2709294273</text:p>
          </table:table-cell>
          <table:table-cell office:value-type="float" office:value="-0.0833360476011967">
            <text:p>-0.0833360476</text:p>
          </table:table-cell>
          <table:table-cell office:value-type="float" office:value="-0.197017507093129">
            <text:p>-0.1970175071</text:p>
          </table:table-cell>
          <table:table-cell office:value-type="float" office:value="-0.188607560219213">
            <text:p>-0.1886075602</text:p>
          </table:table-cell>
          <table:table-cell office:value-type="float" office:value="0.756189957598248">
            <text:p>0.7561899576</text:p>
          </table:table-cell>
          <table:table-cell office:value-type="float" office:value="0.867361216443128">
            <text:p>0.8673612164</text:p>
          </table:table-cell>
          <table:table-cell office:value-type="float" office:value="0.53012697766191">
            <text:p>0.5301269777</text:p>
          </table:table-cell>
          <table:table-cell office:value-type="float" office:value="-0.547315954959881">
            <text:p>-0.547315955</text:p>
          </table:table-cell>
          <table:table-cell office:value-type="float" office:value="1">
            <text:p>1</text:p>
          </table:table-cell>
          <table:table-cell office:value-type="float" office:value="-0.10703353389508">
            <text:p>-0.1070335339</text:p>
          </table:table-cell>
          <table:table-cell office:value-type="float" office:value="0.813709558436358">
            <text:p>0.8137095584</text:p>
          </table:table-cell>
          <table:table-cell office:value-type="float" office:value="0.178005876797075">
            <text:p>0.1780058768</text:p>
          </table:table-cell>
          <table:table-cell office:value-type="float" office:value="-0.0572125547637379">
            <text:p>-0.0572125548</text:p>
          </table:table-cell>
          <table:table-cell office:value-type="float" office:value="0.740514751177884">
            <text:p>0.7405147512</text:p>
          </table:table-cell>
          <table:table-cell office:value-type="float" office:value="0.401578531135767">
            <text:p>0.4015785311</text:p>
          </table:table-cell>
          <table:table-cell office:value-type="float" office:value="0.830958212135677">
            <text:p>0.8309582121</text:p>
          </table:table-cell>
          <table:table-cell office:value-type="float" office:value="-0.176096434159651">
            <text:p>-0.1760964342</text:p>
          </table:table-cell>
          <table:table-cell office:value-type="float" office:value="0.301930723824224">
            <text:p>0.3019307238</text:p>
          </table:table-cell>
          <table:table-cell office:value-type="float" office:value="0.697098813143536">
            <text:p>0.6970988131</text:p>
          </table:table-cell>
          <table:table-cell office:value-type="float" office:value="0.0873413835836441">
            <text:p>0.0873413836</text:p>
          </table:table-cell>
          <table:table-cell office:value-type="float" office:value="0.703895688633687">
            <text:p>0.7038956886</text:p>
          </table:table-cell>
        </table:table-row>
        <table:table-row table:style-name="ro1">
          <table:table-cell office:value-type="float" office:value="2015058">
            <text:p>2015058</text:p>
          </table:table-cell>
          <table:table-cell office:value-type="float" office:value="138.95">
            <text:p>138.95</text:p>
          </table:table-cell>
          <table:table-cell office:value-type="float" office:value="0.295028809623508">
            <text:p>0.2950288096</text:p>
          </table:table-cell>
          <table:table-cell office:value-type="float" office:value="141">
            <text:p>141</text:p>
          </table:table-cell>
          <table:table-cell office:value-type="float" office:value="0.308447257143572">
            <text:p>0.3084472571</text:p>
          </table:table-cell>
          <table:table-cell office:value-type="float" office:value="0.275283319259441">
            <text:p>0.2752833193</text:p>
          </table:table-cell>
          <table:table-cell office:value-type="float" office:value="0.296531642526821">
            <text:p>0.2965316425</text:p>
          </table:table-cell>
          <table:table-cell office:value-type="float" office:value="0.897190777421223">
            <text:p>0.8971907774</text:p>
          </table:table-cell>
          <table:table-cell office:value-type="float" office:value="-0.091415311128519">
            <text:p>-0.0914153111</text:p>
          </table:table-cell>
          <table:table-cell office:value-type="float" office:value="0.222808264671955">
            <text:p>0.2228082647</text:p>
          </table:table-cell>
          <table:table-cell office:value-type="float" office:value="0.36815615711833">
            <text:p>0.3681561571</text:p>
          </table:table-cell>
          <table:table-cell office:value-type="float" office:value="0.516349018831224">
            <text:p>0.5163490188</text:p>
          </table:table-cell>
          <table:table-cell office:value-type="float" office:value="-0.10703353389508">
            <text:p>-0.1070335339</text:p>
          </table:table-cell>
          <table:table-cell office:value-type="float" office:value="1">
            <text:p>1</text:p>
          </table:table-cell>
          <table:table-cell office:value-type="float" office:value="0.386773884008001">
            <text:p>0.386773884</text:p>
          </table:table-cell>
          <table:table-cell office:value-type="float" office:value="0.787648413574459">
            <text:p>0.7876484136</text:p>
          </table:table-cell>
          <table:table-cell office:value-type="float" office:value="-0.0572939629989263">
            <text:p>-0.057293963</text:p>
          </table:table-cell>
          <table:table-cell office:value-type="float" office:value="-0.0581525964304377">
            <text:p>-0.0581525964</text:p>
          </table:table-cell>
          <table:table-cell office:value-type="float" office:value="-0.107122662062703">
            <text:p>-0.1071226621</text:p>
          </table:table-cell>
          <table:table-cell office:value-type="float" office:value="0.339603921646331">
            <text:p>0.3396039216</text:p>
          </table:table-cell>
          <table:table-cell office:value-type="float" office:value="0.618684945123781">
            <text:p>0.6186849451</text:p>
          </table:table-cell>
          <table:table-cell office:value-type="float" office:value="0.393735199747184">
            <text:p>0.3937351997</text:p>
          </table:table-cell>
          <table:table-cell office:value-type="float" office:value="0.232423467635466">
            <text:p>0.2324234676</text:p>
          </table:table-cell>
          <table:table-cell office:value-type="float" office:value="-0.076064166232145">
            <text:p>-0.0760641662</text:p>
          </table:table-cell>
          <table:table-cell office:value-type="float" office:value="-0.138062343100234">
            <text:p>-0.1380623431</text:p>
          </table:table-cell>
        </table:table-row>
        <table:table-row table:style-name="ro1">
          <table:table-cell office:value-type="float" office:value="2015057">
            <text:p>2015057</text:p>
          </table:table-cell>
          <table:table-cell office:value-type="float" office:value="138.95">
            <text:p>138.95</text:p>
          </table:table-cell>
          <table:table-cell office:value-type="float" office:value="0.295028809623508">
            <text:p>0.2950288096</text:p>
          </table:table-cell>
          <table:table-cell office:value-type="float" office:value="130">
            <text:p>130</text:p>
          </table:table-cell>
          <table:table-cell office:value-type="float" office:value="0.285511744937711">
            <text:p>0.2855117449</text:p>
            <draw:frame table:end-cell-address="Feuille2.O24" table:end-x="0.1854in" table:end-y="0.0457in" draw:z-index="1" draw:style-name="gr1" draw:text-style-name="P1" svg:width="8.9827in" svg:height="2.1591in" svg:x="0.0929in" svg:y="0.0272in">
              <draw:object draw:notify-on-update-of-ranges="Feuille2.C1:Feuille2.C1 Feuille2.C2:Feuille2.C21 Feuille2.E1:Feuille2.E1 Feuille2.E2:Feuille2.E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-0.148863169621779">
            <text:p>-0.1488631696</text:p>
          </table:table-cell>
          <table:table-cell office:value-type="float" office:value="-0.241679304161361">
            <text:p>-0.2416793042</text:p>
          </table:table-cell>
          <table:table-cell office:value-type="float" office:value="0.228419456298143">
            <text:p>0.2284194563</text:p>
          </table:table-cell>
          <table:table-cell office:value-type="float" office:value="0.500583110787623">
            <text:p>0.5005831108</text:p>
          </table:table-cell>
          <table:table-cell office:value-type="float" office:value="0.824813009475064">
            <text:p>0.8248130095</text:p>
          </table:table-cell>
          <table:table-cell office:value-type="float" office:value="0.52211246745805">
            <text:p>0.5221124675</text:p>
          </table:table-cell>
          <table:table-cell office:value-type="float" office:value="-0.379727675961025">
            <text:p>-0.379727676</text:p>
          </table:table-cell>
          <table:table-cell office:value-type="float" office:value="0.813709558436358">
            <text:p>0.8137095584</text:p>
          </table:table-cell>
          <table:table-cell office:value-type="float" office:value="0.386773884008001">
            <text:p>0.386773884</text:p>
          </table:table-cell>
          <table:table-cell office:value-type="float" office:value="0.999999999999999">
            <text:p>1</text:p>
          </table:table-cell>
          <table:table-cell office:value-type="float" office:value="0.608730534029745">
            <text:p>0.608730534</text:p>
          </table:table-cell>
          <table:table-cell office:value-type="float" office:value="-0.406808762425574">
            <text:p>-0.4068087624</text:p>
          </table:table-cell>
          <table:table-cell office:value-type="float" office:value="0.508715243556234">
            <text:p>0.5087152436</text:p>
          </table:table-cell>
          <table:table-cell office:value-type="float" office:value="0.139178612740392">
            <text:p>0.1391786127</text:p>
          </table:table-cell>
          <table:table-cell office:value-type="float" office:value="0.931574274451969">
            <text:p>0.9315742745</text:p>
          </table:table-cell>
          <table:table-cell office:value-type="float" office:value="-0.0204946349198659">
            <text:p>-0.0204946349</text:p>
          </table:table-cell>
          <table:table-cell office:value-type="float" office:value="0.422664414247377">
            <text:p>0.4226644142</text:p>
          </table:table-cell>
          <table:table-cell office:value-type="float" office:value="0.66761124634428">
            <text:p>0.6676112463</text:p>
          </table:table-cell>
          <table:table-cell office:value-type="float" office:value="-0.284157577567282">
            <text:p>-0.2841575776</text:p>
          </table:table-cell>
          <table:table-cell office:value-type="float" office:value="0.436757372159271">
            <text:p>0.4367573722</text:p>
          </table:table-cell>
        </table:table-row>
        <table:table-row table:style-name="ro1">
          <table:table-cell office:value-type="float" office:value="2015056">
            <text:p>2015056</text:p>
          </table:table-cell>
          <table:table-cell office:value-type="float" office:value="138.95">
            <text:p>138.95</text:p>
          </table:table-cell>
          <table:table-cell office:value-type="float" office:value="0.295028809623508">
            <text:p>0.2950288096</text:p>
          </table:table-cell>
          <table:table-cell office:value-type="float" office:value="147">
            <text:p>147</text:p>
          </table:table-cell>
          <table:table-cell office:value-type="float" office:value="0.282990522576185">
            <text:p>0.2829905226</text:p>
          </table:table-cell>
          <table:table-cell office:value-type="float" office:value="0.351904868289882">
            <text:p>0.3519048683</text:p>
          </table:table-cell>
          <table:table-cell office:value-type="float" office:value="-0.30360007399717">
            <text:p>-0.303600074</text:p>
          </table:table-cell>
          <table:table-cell office:value-type="float" office:value="0.863396867938755">
            <text:p>0.8633968679</text:p>
          </table:table-cell>
          <table:table-cell office:value-type="float" office:value="0.247715188902215">
            <text:p>0.2477151889</text:p>
          </table:table-cell>
          <table:table-cell office:value-type="float" office:value="0.554993473774578">
            <text:p>0.5549934738</text:p>
          </table:table-cell>
          <table:table-cell office:value-type="float" office:value="0.227014863417366">
            <text:p>0.2270148634</text:p>
          </table:table-cell>
          <table:table-cell office:value-type="float" office:value="0.354882704554746">
            <text:p>0.3548827046</text:p>
          </table:table-cell>
          <table:table-cell office:value-type="float" office:value="0.178005876797075">
            <text:p>0.1780058768</text:p>
          </table:table-cell>
          <table:table-cell office:value-type="float" office:value="0.787648413574459">
            <text:p>0.7876484136</text:p>
          </table:table-cell>
          <table:table-cell office:value-type="float" office:value="0.608730534029745">
            <text:p>0.608730534</text:p>
          </table:table-cell>
          <table:table-cell office:value-type="float" office:value="1">
            <text:p>1</text:p>
          </table:table-cell>
          <table:table-cell office:value-type="float" office:value="-0.342447416560323">
            <text:p>-0.3424474166</text:p>
          </table:table-cell>
          <table:table-cell office:value-type="float" office:value="0.361056976093298">
            <text:p>0.3610569761</text:p>
          </table:table-cell>
          <table:table-cell office:value-type="float" office:value="0.220314502366759">
            <text:p>0.2203145024</text:p>
          </table:table-cell>
          <table:table-cell office:value-type="float" office:value="0.397381199235525">
            <text:p>0.3973811992</text:p>
          </table:table-cell>
          <table:table-cell office:value-type="float" office:value="0.5162594381026">
            <text:p>0.5162594381</text:p>
          </table:table-cell>
          <table:table-cell office:value-type="float" office:value="0.13219902180204">
            <text:p>0.1321990218</text:p>
          </table:table-cell>
          <table:table-cell office:value-type="float" office:value="0.661140545308157">
            <text:p>0.6611405453</text:p>
          </table:table-cell>
          <table:table-cell office:value-type="float" office:value="-0.188433291472465">
            <text:p>-0.1884332915</text:p>
          </table:table-cell>
          <table:table-cell office:value-type="float" office:value="-0.253175647578466">
            <text:p>-0.2531756476</text:p>
          </table:table-cell>
        </table:table-row>
        <table:table-row table:style-name="ro1">
          <table:table-cell office:value-type="float" office:value="2015055">
            <text:p>2015055</text:p>
          </table:table-cell>
          <table:table-cell office:value-type="float" office:value="138.95">
            <text:p>138.95</text:p>
          </table:table-cell>
          <table:table-cell office:value-type="float" office:value="0.295028809623508">
            <text:p>0.2950288096</text:p>
          </table:table-cell>
          <table:table-cell office:value-type="float" office:value="130">
            <text:p>130</text:p>
          </table:table-cell>
          <table:table-cell office:value-type="float" office:value="0.245945036630898">
            <text:p>0.2459450366</text:p>
          </table:table-cell>
          <table:table-cell office:value-type="float" office:value="0.552859787170323">
            <text:p>0.5528597872</text:p>
          </table:table-cell>
          <table:table-cell office:value-type="float" office:value="0.697699893548115">
            <text:p>0.6976998935</text:p>
          </table:table-cell>
          <table:table-cell office:value-type="float" office:value="0.0283894208594183">
            <text:p>0.0283894209</text:p>
          </table:table-cell>
          <table:table-cell office:value-type="float" office:value="0.246593524428314">
            <text:p>0.2465935244</text:p>
          </table:table-cell>
          <table:table-cell office:value-type="float" office:value="-0.00577275134501603">
            <text:p>-0.0057727513</text:p>
          </table:table-cell>
          <table:table-cell office:value-type="float" office:value="0.303472089283326">
            <text:p>0.3034720893</text:p>
          </table:table-cell>
          <table:table-cell office:value-type="float" office:value="0.424773247189965">
            <text:p>0.4247732472</text:p>
          </table:table-cell>
          <table:table-cell office:value-type="float" office:value="-0.0572125547637379">
            <text:p>-0.0572125548</text:p>
          </table:table-cell>
          <table:table-cell office:value-type="float" office:value="-0.0572939629989263">
            <text:p>-0.057293963</text:p>
          </table:table-cell>
          <table:table-cell office:value-type="float" office:value="-0.406808762425574">
            <text:p>-0.4068087624</text:p>
          </table:table-cell>
          <table:table-cell office:value-type="float" office:value="-0.342447416560323">
            <text:p>-0.3424474166</text:p>
          </table:table-cell>
          <table:table-cell office:value-type="float" office:value="1">
            <text:p>1</text:p>
          </table:table-cell>
          <table:table-cell office:value-type="float" office:value="0.209160971931463">
            <text:p>0.2091609719</text:p>
          </table:table-cell>
          <table:table-cell office:value-type="float" office:value="0.388827684853728">
            <text:p>0.3888276849</text:p>
          </table:table-cell>
          <table:table-cell office:value-type="float" office:value="-0.19790383632695">
            <text:p>-0.1979038363</text:p>
          </table:table-cell>
          <table:table-cell office:value-type="float" office:value="0.426480030937398">
            <text:p>0.4264800309</text:p>
          </table:table-cell>
          <table:table-cell office:value-type="float" office:value="0.0884173705191227">
            <text:p>0.0884173705</text:p>
          </table:table-cell>
          <table:table-cell office:value-type="float" office:value="0.0170014063056833">
            <text:p>0.0170014063</text:p>
          </table:table-cell>
          <table:table-cell office:value-type="float" office:value="0.94782668043449">
            <text:p>0.9478266804</text:p>
          </table:table-cell>
          <table:table-cell office:value-type="float" office:value="0.330758874817709">
            <text:p>0.3307588748</text:p>
          </table:table-cell>
        </table:table-row>
        <table:table-row table:style-name="ro1">
          <table:table-cell office:value-type="float" office:value="2015054">
            <text:p>2015054</text:p>
          </table:table-cell>
          <table:table-cell office:value-type="float" office:value="138.95">
            <text:p>138.95</text:p>
          </table:table-cell>
          <table:table-cell office:value-type="float" office:value="0.295028809623508">
            <text:p>0.2950288096</text:p>
          </table:table-cell>
          <table:table-cell office:value-type="float" office:value="147">
            <text:p>147</text:p>
          </table:table-cell>
          <table:table-cell office:value-type="float" office:value="0.312314319263665">
            <text:p>0.3123143193</text:p>
          </table:table-cell>
          <table:table-cell office:value-type="float" office:value="0.38319895398451">
            <text:p>0.383198954</text:p>
          </table:table-cell>
          <table:table-cell office:value-type="float" office:value="-0.341425747522219">
            <text:p>-0.3414257475</text:p>
          </table:table-cell>
          <table:table-cell office:value-type="float" office:value="0.134226265527879">
            <text:p>0.1342262655</text:p>
          </table:table-cell>
          <table:table-cell office:value-type="float" office:value="0.803694517079711">
            <text:p>0.8036945171</text:p>
          </table:table-cell>
          <table:table-cell office:value-type="float" office:value="0.829206649738749">
            <text:p>0.8292066497</text:p>
          </table:table-cell>
          <table:table-cell office:value-type="float" office:value="0.472117031683903">
            <text:p>0.4721170317</text:p>
          </table:table-cell>
          <table:table-cell office:value-type="float" office:value="-0.117161326662648">
            <text:p>-0.1171613267</text:p>
          </table:table-cell>
          <table:table-cell office:value-type="float" office:value="0.740514751177884">
            <text:p>0.7405147512</text:p>
          </table:table-cell>
          <table:table-cell office:value-type="float" office:value="-0.0581525964304377">
            <text:p>-0.0581525964</text:p>
          </table:table-cell>
          <table:table-cell office:value-type="float" office:value="0.508715243556234">
            <text:p>0.5087152436</text:p>
          </table:table-cell>
          <table:table-cell office:value-type="float" office:value="0.361056976093298">
            <text:p>0.3610569761</text:p>
          </table:table-cell>
          <table:table-cell office:value-type="float" office:value="0.209160971931463">
            <text:p>0.2091609719</text:p>
          </table:table-cell>
          <table:table-cell office:value-type="float" office:value="1">
            <text:p>1</text:p>
          </table:table-cell>
          <table:table-cell office:value-type="float" office:value="0.693790573018928">
            <text:p>0.693790573</text:p>
          </table:table-cell>
          <table:table-cell office:value-type="float" office:value="0.461104534417102">
            <text:p>0.4611045344</text:p>
          </table:table-cell>
          <table:table-cell office:value-type="float" office:value="0.324831423374463">
            <text:p>0.3248314234</text:p>
          </table:table-cell>
          <table:table-cell office:value-type="float" office:value="-0.153208816992463">
            <text:p>-0.153208817</text:p>
          </table:table-cell>
          <table:table-cell office:value-type="float" office:value="0.913820858540581">
            <text:p>0.9138208585</text:p>
          </table:table-cell>
          <table:table-cell office:value-type="float" office:value="0.422323845489309">
            <text:p>0.4223238455</text:p>
          </table:table-cell>
          <table:table-cell office:value-type="float" office:value="0.263185751187062">
            <text:p>0.2631857512</text:p>
          </table:table-cell>
        </table:table-row>
        <table:table-row table:style-name="ro1">
          <table:table-cell office:value-type="float" office:value="2015053">
            <text:p>2015053</text:p>
          </table:table-cell>
          <table:table-cell office:value-type="float" office:value="138.95">
            <text:p>138.95</text:p>
          </table:table-cell>
          <table:table-cell office:value-type="float" office:value="0.295028809623508">
            <text:p>0.2950288096</text:p>
          </table:table-cell>
          <table:table-cell office:value-type="float" office:value="150">
            <text:p>150</text:p>
          </table:table-cell>
          <table:table-cell office:value-type="float" office:value="0.29664557995081">
            <text:p>0.29664558</text:p>
          </table:table-cell>
          <table:table-cell office:value-type="float" office:value="0.813198407660292">
            <text:p>0.8131984077</text:p>
          </table:table-cell>
          <table:table-cell office:value-type="float" office:value="-0.164208727207961">
            <text:p>-0.1642087272</text:p>
          </table:table-cell>
          <table:table-cell office:value-type="float" office:value="0.204488766972612">
            <text:p>0.204488767</text:p>
          </table:table-cell>
          <table:table-cell office:value-type="float" office:value="0.897930885957203">
            <text:p>0.897930886</text:p>
          </table:table-cell>
          <table:table-cell office:value-type="float" office:value="0.65909105752811">
            <text:p>0.6590910575</text:p>
          </table:table-cell>
          <table:table-cell office:value-type="float" office:value="-0.106049617277564">
            <text:p>-0.1060496173</text:p>
          </table:table-cell>
          <table:table-cell office:value-type="float" office:value="0.375449434961271">
            <text:p>0.375449435</text:p>
          </table:table-cell>
          <table:table-cell office:value-type="float" office:value="0.401578531135767">
            <text:p>0.4015785311</text:p>
          </table:table-cell>
          <table:table-cell office:value-type="float" office:value="-0.107122662062703">
            <text:p>-0.1071226621</text:p>
          </table:table-cell>
          <table:table-cell office:value-type="float" office:value="0.139178612740392">
            <text:p>0.1391786127</text:p>
          </table:table-cell>
          <table:table-cell office:value-type="float" office:value="0.220314502366759">
            <text:p>0.2203145024</text:p>
          </table:table-cell>
          <table:table-cell office:value-type="float" office:value="0.388827684853728">
            <text:p>0.3888276849</text:p>
          </table:table-cell>
          <table:table-cell office:value-type="float" office:value="0.693790573018928">
            <text:p>0.693790573</text:p>
          </table:table-cell>
          <table:table-cell office:value-type="float" office:value="1">
            <text:p>1</text:p>
          </table:table-cell>
          <table:table-cell office:value-type="float" office:value="-0.0127036596129456">
            <text:p>-0.0127036596</text:p>
          </table:table-cell>
          <table:table-cell office:value-type="float" office:value="0.0937512510745148">
            <text:p>0.0937512511</text:p>
          </table:table-cell>
          <table:table-cell office:value-type="float" office:value="0.163484246836155">
            <text:p>0.1634842468</text:p>
          </table:table-cell>
          <table:table-cell office:value-type="float" office:value="0.73127220593933">
            <text:p>0.7312722059</text:p>
          </table:table-cell>
          <table:table-cell office:value-type="float" office:value="0.660818380410037">
            <text:p>0.6608183804</text:p>
          </table:table-cell>
          <table:table-cell office:value-type="float" office:value="0.316872087142413">
            <text:p>0.3168720871</text:p>
          </table:table-cell>
        </table:table-row>
        <table:table-row table:style-name="ro1">
          <table:table-cell office:value-type="float" office:value="2015052">
            <text:p>2015052</text:p>
          </table:table-cell>
          <table:table-cell office:value-type="float" office:value="138.95">
            <text:p>138.95</text:p>
          </table:table-cell>
          <table:table-cell office:value-type="float" office:value="0.295028809623508">
            <text:p>0.2950288096</text:p>
          </table:table-cell>
          <table:table-cell office:value-type="float" office:value="136">
            <text:p>136</text:p>
          </table:table-cell>
          <table:table-cell office:value-type="float" office:value="0.299286332941364">
            <text:p>0.2992863329</text:p>
          </table:table-cell>
          <table:table-cell office:value-type="float" office:value="-0.278588531694373">
            <text:p>-0.2785885317</text:p>
          </table:table-cell>
          <table:table-cell office:value-type="float" office:value="0.0239135184820485">
            <text:p>0.0239135185</text:p>
          </table:table-cell>
          <table:table-cell office:value-type="float" office:value="0.0855310675146582">
            <text:p>0.0855310675</text:p>
          </table:table-cell>
          <table:table-cell office:value-type="float" office:value="0.399301727005644">
            <text:p>0.399301727</text:p>
          </table:table-cell>
          <table:table-cell office:value-type="float" office:value="0.72548700259675">
            <text:p>0.7254870026</text:p>
          </table:table-cell>
          <table:table-cell office:value-type="float" office:value="0.747386814968187">
            <text:p>0.747386815</text:p>
          </table:table-cell>
          <table:table-cell office:value-type="float" office:value="-0.488535821357772">
            <text:p>-0.4885358214</text:p>
          </table:table-cell>
          <table:table-cell office:value-type="float" office:value="0.830958212135677">
            <text:p>0.8309582121</text:p>
          </table:table-cell>
          <table:table-cell office:value-type="float" office:value="0.339603921646331">
            <text:p>0.3396039216</text:p>
          </table:table-cell>
          <table:table-cell office:value-type="float" office:value="0.931574274451969">
            <text:p>0.9315742745</text:p>
          </table:table-cell>
          <table:table-cell office:value-type="float" office:value="0.397381199235525">
            <text:p>0.3973811992</text:p>
          </table:table-cell>
          <table:table-cell office:value-type="float" office:value="-0.19790383632695">
            <text:p>-0.1979038363</text:p>
          </table:table-cell>
          <table:table-cell office:value-type="float" office:value="0.461104534417102">
            <text:p>0.4611045344</text:p>
          </table:table-cell>
          <table:table-cell office:value-type="float" office:value="-0.0127036596129456">
            <text:p>-0.0127036596</text:p>
          </table:table-cell>
          <table:table-cell office:value-type="float" office:value="1">
            <text:p>1</text:p>
          </table:table-cell>
          <table:table-cell office:value-type="float" office:value="0.0334354400908389">
            <text:p>0.0334354401</text:p>
          </table:table-cell>
          <table:table-cell office:value-type="float" office:value="0.436120392812596">
            <text:p>0.4361203928</text:p>
          </table:table-cell>
          <table:table-cell office:value-type="float" office:value="0.516483762830151">
            <text:p>0.5164837628</text:p>
          </table:table-cell>
          <table:table-cell office:value-type="float" office:value="-0.16776485057302">
            <text:p>-0.1677648506</text:p>
          </table:table-cell>
          <table:table-cell office:value-type="float" office:value="0.576866517452062">
            <text:p>0.5768665175</text:p>
          </table:table-cell>
        </table:table-row>
        <table:table-row table:style-name="ro1">
          <table:table-cell office:value-type="float" office:value="2015051">
            <text:p>2015051</text:p>
          </table:table-cell>
          <table:table-cell office:value-type="float" office:value="138.95">
            <text:p>138.95</text:p>
          </table:table-cell>
          <table:table-cell office:value-type="float" office:value="0.295028809623508">
            <text:p>0.2950288096</text:p>
          </table:table-cell>
          <table:table-cell office:value-type="float" office:value="151">
            <text:p>151</text:p>
          </table:table-cell>
          <table:table-cell office:value-type="float" office:value="0.278153231097364">
            <text:p>0.2781532311</text:p>
          </table:table-cell>
          <table:table-cell office:value-type="float" office:value="0.471920244951547">
            <text:p>0.471920245</text:p>
          </table:table-cell>
          <table:table-cell office:value-type="float" office:value="0.237966025547959">
            <text:p>0.2379660255</text:p>
          </table:table-cell>
          <table:table-cell office:value-type="float" office:value="0.732390159133621">
            <text:p>0.7323901591</text:p>
          </table:table-cell>
          <table:table-cell office:value-type="float" office:value="-0.0435015468696505">
            <text:p>-0.0435015469</text:p>
          </table:table-cell>
          <table:table-cell office:value-type="float" office:value="0.11233853960839">
            <text:p>0.1123385396</text:p>
          </table:table-cell>
          <table:table-cell office:value-type="float" office:value="0.532694738490102">
            <text:p>0.5326947385</text:p>
          </table:table-cell>
          <table:table-cell office:value-type="float" office:value="0.544141323302255">
            <text:p>0.5441413233</text:p>
          </table:table-cell>
          <table:table-cell office:value-type="float" office:value="-0.176096434159651">
            <text:p>-0.1760964342</text:p>
          </table:table-cell>
          <table:table-cell office:value-type="float" office:value="0.618684945123781">
            <text:p>0.6186849451</text:p>
          </table:table-cell>
          <table:table-cell office:value-type="float" office:value="-0.0204946349198659">
            <text:p>-0.0204946349</text:p>
          </table:table-cell>
          <table:table-cell office:value-type="float" office:value="0.5162594381026">
            <text:p>0.5162594381</text:p>
          </table:table-cell>
          <table:table-cell office:value-type="float" office:value="0.426480030937398">
            <text:p>0.4264800309</text:p>
          </table:table-cell>
          <table:table-cell office:value-type="float" office:value="0.324831423374463">
            <text:p>0.3248314234</text:p>
          </table:table-cell>
          <table:table-cell office:value-type="float" office:value="0.0937512510745148">
            <text:p>0.0937512511</text:p>
          </table:table-cell>
          <table:table-cell office:value-type="float" office:value="0.0334354400908389">
            <text:p>0.0334354401</text:p>
          </table:table-cell>
          <table:table-cell office:value-type="float" office:value="1">
            <text:p>1</text:p>
          </table:table-cell>
          <table:table-cell office:value-type="float" office:value="-0.262549662150046">
            <text:p>-0.2625496622</text:p>
          </table:table-cell>
          <table:table-cell office:value-type="float" office:value="0.330166167542696">
            <text:p>0.3301661675</text:p>
          </table:table-cell>
          <table:table-cell office:value-type="float" office:value="0.403526558910727">
            <text:p>0.4035265589</text:p>
          </table:table-cell>
          <table:table-cell office:value-type="float" office:value="-0.365477970815185">
            <text:p>-0.3654779708</text:p>
          </table:table-cell>
        </table:table-row>
        <table:table-row table:style-name="ro1">
          <table:table-cell office:value-type="float" office:value="2015050">
            <text:p>2015050</text:p>
          </table:table-cell>
          <table:table-cell office:value-type="float" office:value="138.95">
            <text:p>138.95</text:p>
          </table:table-cell>
          <table:table-cell office:value-type="float" office:value="0.295028809623508">
            <text:p>0.2950288096</text:p>
          </table:table-cell>
          <table:table-cell office:value-type="float" office:value="136">
            <text:p>136</text:p>
          </table:table-cell>
          <table:table-cell office:value-type="float" office:value="0.281930685861976">
            <text:p>0.2819306859</text:p>
          </table:table-cell>
          <table:table-cell office:value-type="float" office:value="0.151844059348329">
            <text:p>0.1518440593</text:p>
          </table:table-cell>
          <table:table-cell office:value-type="float" office:value="0.516389936252516">
            <text:p>0.5163899363</text:p>
          </table:table-cell>
          <table:table-cell office:value-type="float" office:value="0.170203092055763">
            <text:p>0.1702030921</text:p>
          </table:table-cell>
          <table:table-cell office:value-type="float" office:value="0.337917392252502">
            <text:p>0.3379173923</text:p>
          </table:table-cell>
          <table:table-cell office:value-type="float" office:value="0.364581425949317">
            <text:p>0.3645814259</text:p>
          </table:table-cell>
          <table:table-cell office:value-type="float" office:value="0.0960524349284494">
            <text:p>0.0960524349</text:p>
          </table:table-cell>
          <table:table-cell office:value-type="float" office:value="0.145738381764749">
            <text:p>0.1457383818</text:p>
          </table:table-cell>
          <table:table-cell office:value-type="float" office:value="0.301930723824224">
            <text:p>0.3019307238</text:p>
          </table:table-cell>
          <table:table-cell office:value-type="float" office:value="0.393735199747184">
            <text:p>0.3937351997</text:p>
          </table:table-cell>
          <table:table-cell office:value-type="float" office:value="0.422664414247377">
            <text:p>0.4226644142</text:p>
          </table:table-cell>
          <table:table-cell office:value-type="float" office:value="0.13219902180204">
            <text:p>0.1321990218</text:p>
          </table:table-cell>
          <table:table-cell office:value-type="float" office:value="0.0884173705191227">
            <text:p>0.0884173705</text:p>
          </table:table-cell>
          <table:table-cell office:value-type="float" office:value="-0.153208816992463">
            <text:p>-0.153208817</text:p>
          </table:table-cell>
          <table:table-cell office:value-type="float" office:value="0.163484246836155">
            <text:p>0.1634842468</text:p>
          </table:table-cell>
          <table:table-cell office:value-type="float" office:value="0.436120392812596">
            <text:p>0.4361203928</text:p>
          </table:table-cell>
          <table:table-cell office:value-type="float" office:value="-0.262549662150046">
            <text:p>-0.2625496622</text:p>
          </table:table-cell>
          <table:table-cell office:value-type="float" office:value="1">
            <text:p>1</text:p>
          </table:table-cell>
          <table:table-cell office:value-type="float" office:value="0.0684027256775029">
            <text:p>0.0684027257</text:p>
          </table:table-cell>
          <table:table-cell office:value-type="float" office:value="0.104695021273589">
            <text:p>0.1046950213</text:p>
          </table:table-cell>
          <table:table-cell office:value-type="float" office:value="0.724422124501886">
            <text:p>0.7244221245</text:p>
          </table:table-cell>
        </table:table-row>
        <table:table-row table:style-name="ro1">
          <table:table-cell office:value-type="float" office:value="2015049">
            <text:p>2015049</text:p>
          </table:table-cell>
          <table:table-cell office:value-type="float" office:value="138.95">
            <text:p>138.95</text:p>
          </table:table-cell>
          <table:table-cell office:value-type="float" office:value="0.295028809623508">
            <text:p>0.2950288096</text:p>
          </table:table-cell>
          <table:table-cell office:value-type="float" office:value="122">
            <text:p>122</text:p>
          </table:table-cell>
          <table:table-cell office:value-type="float" office:value="0.371040645209462">
            <text:p>0.3710406452</text:p>
          </table:table-cell>
          <table:table-cell office:value-type="float" office:value="0.496424327580639">
            <text:p>0.4964243276</text:p>
          </table:table-cell>
          <table:table-cell office:value-type="float" office:value="-0.387043260752963">
            <text:p>-0.3870432608</text:p>
          </table:table-cell>
          <table:table-cell office:value-type="float" office:value="0.418784721791339">
            <text:p>0.4187847218</text:p>
          </table:table-cell>
          <table:table-cell office:value-type="float" office:value="0.832319392253319">
            <text:p>0.8323193923</text:p>
          </table:table-cell>
          <table:table-cell office:value-type="float" office:value="0.929025189865876">
            <text:p>0.9290251899</text:p>
          </table:table-cell>
          <table:table-cell office:value-type="float" office:value="0.35853091691468">
            <text:p>0.3585309169</text:p>
          </table:table-cell>
          <table:table-cell office:value-type="float" office:value="0.0712973221356617">
            <text:p>0.0712973221</text:p>
          </table:table-cell>
          <table:table-cell office:value-type="float" office:value="0.697098813143536">
            <text:p>0.6970988131</text:p>
          </table:table-cell>
          <table:table-cell office:value-type="float" office:value="0.232423467635466">
            <text:p>0.2324234676</text:p>
          </table:table-cell>
          <table:table-cell office:value-type="float" office:value="0.66761124634428">
            <text:p>0.6676112463</text:p>
          </table:table-cell>
          <table:table-cell office:value-type="float" office:value="0.661140545308157">
            <text:p>0.6611405453</text:p>
          </table:table-cell>
          <table:table-cell office:value-type="float" office:value="0.0170014063056833">
            <text:p>0.0170014063</text:p>
          </table:table-cell>
          <table:table-cell office:value-type="float" office:value="0.913820858540581">
            <text:p>0.9138208585</text:p>
          </table:table-cell>
          <table:table-cell office:value-type="float" office:value="0.73127220593933">
            <text:p>0.7312722059</text:p>
          </table:table-cell>
          <table:table-cell office:value-type="float" office:value="0.516483762830151">
            <text:p>0.5164837628</text:p>
          </table:table-cell>
          <table:table-cell office:value-type="float" office:value="0.330166167542696">
            <text:p>0.3301661675</text:p>
          </table:table-cell>
          <table:table-cell office:value-type="float" office:value="0.0684027256775029">
            <text:p>0.0684027257</text:p>
          </table:table-cell>
          <table:table-cell office:value-type="float" office:value="1">
            <text:p>1</text:p>
          </table:table-cell>
          <table:table-cell office:value-type="float" office:value="0.276743086771724">
            <text:p>0.2767430868</text:p>
          </table:table-cell>
          <table:table-cell office:value-type="float" office:value="0.214725172128977">
            <text:p>0.2147251721</text:p>
          </table:table-cell>
        </table:table-row>
        <table:table-row table:style-name="ro1">
          <table:table-cell office:value-type="float" office:value="2015048">
            <text:p>2015048</text:p>
          </table:table-cell>
          <table:table-cell office:value-type="float" office:value="138.95">
            <text:p>138.95</text:p>
          </table:table-cell>
          <table:table-cell office:value-type="float" office:value="0.295028809623508">
            <text:p>0.2950288096</text:p>
          </table:table-cell>
          <table:table-cell office:value-type="float" office:value="149">
            <text:p>149</text:p>
          </table:table-cell>
          <table:table-cell office:value-type="float" office:value="0.303362563480569">
            <text:p>0.3033625635</text:p>
          </table:table-cell>
          <table:table-cell office:value-type="float" office:value="0.73538414635696">
            <text:p>0.7353841464</text:p>
          </table:table-cell>
          <table:table-cell office:value-type="float" office:value="0.499863941573799">
            <text:p>0.4998639416</text:p>
          </table:table-cell>
          <table:table-cell office:value-type="float" office:value="0.107546579634787">
            <text:p>0.1075465796</text:p>
          </table:table-cell>
          <table:table-cell office:value-type="float" office:value="0.505784180868132">
            <text:p>0.5057841809</text:p>
          </table:table-cell>
          <table:table-cell office:value-type="float" office:value="0.223428865480516">
            <text:p>0.2234288655</text:p>
          </table:table-cell>
          <table:table-cell office:value-type="float" office:value="0.220077617808688">
            <text:p>0.2200776178</text:p>
          </table:table-cell>
          <table:table-cell office:value-type="float" office:value="0.480496773682405">
            <text:p>0.4804967737</text:p>
          </table:table-cell>
          <table:table-cell office:value-type="float" office:value="0.0873413835836441">
            <text:p>0.0873413836</text:p>
          </table:table-cell>
          <table:table-cell office:value-type="float" office:value="-0.076064166232145">
            <text:p>-0.0760641662</text:p>
          </table:table-cell>
          <table:table-cell office:value-type="float" office:value="-0.284157577567282">
            <text:p>-0.2841575776</text:p>
          </table:table-cell>
          <table:table-cell office:value-type="float" office:value="-0.188433291472465">
            <text:p>-0.1884332915</text:p>
          </table:table-cell>
          <table:table-cell office:value-type="float" office:value="0.94782668043449">
            <text:p>0.9478266804</text:p>
          </table:table-cell>
          <table:table-cell office:value-type="float" office:value="0.422323845489309">
            <text:p>0.4223238455</text:p>
          </table:table-cell>
          <table:table-cell office:value-type="float" office:value="0.660818380410037">
            <text:p>0.6608183804</text:p>
          </table:table-cell>
          <table:table-cell office:value-type="float" office:value="-0.16776485057302">
            <text:p>-0.1677648506</text:p>
          </table:table-cell>
          <table:table-cell office:value-type="float" office:value="0.403526558910727">
            <text:p>0.4035265589</text:p>
          </table:table-cell>
          <table:table-cell office:value-type="float" office:value="0.104695021273589">
            <text:p>0.1046950213</text:p>
          </table:table-cell>
          <table:table-cell office:value-type="float" office:value="0.276743086771724">
            <text:p>0.2767430868</text:p>
          </table:table-cell>
          <table:table-cell office:value-type="float" office:value="1">
            <text:p>1</text:p>
          </table:table-cell>
          <table:table-cell office:value-type="float" office:value="0.356852300281838">
            <text:p>0.3568523003</text:p>
          </table:table-cell>
        </table:table-row>
        <table:table-row table:style-name="ro1">
          <table:table-cell office:value-type="float" office:value="2015047">
            <text:p>2015047</text:p>
          </table:table-cell>
          <table:table-cell office:value-type="float" office:value="138.95">
            <text:p>138.95</text:p>
          </table:table-cell>
          <table:table-cell office:value-type="float" office:value="0.295028809623508">
            <text:p>0.2950288096</text:p>
          </table:table-cell>
          <table:table-cell office:value-type="float" office:value="94">
            <text:p>94</text:p>
          </table:table-cell>
          <table:table-cell office:value-type="float" office:value="0.267248123915032">
            <text:p>0.2672481239</text:p>
          </table:table-cell>
          <table:table-cell office:value-type="float" office:value="-0.000300616293902358">
            <text:p>-0.0003006163</text:p>
          </table:table-cell>
          <table:table-cell office:value-type="float" office:value="0.426982532289999">
            <text:p>0.4269825323</text:p>
          </table:table-cell>
          <table:table-cell office:value-type="float" office:value="-0.333398302460964">
            <text:p>-0.3333983025</text:p>
          </table:table-cell>
          <table:table-cell office:value-type="float" office:value="0.59896688498208">
            <text:p>0.598966885</text:p>
          </table:table-cell>
          <table:table-cell office:value-type="float" office:value="0.525019473816281">
            <text:p>0.5250194738</text:p>
          </table:table-cell>
          <table:table-cell office:value-type="float" office:value="0.360311884145382">
            <text:p>0.3603118841</text:p>
          </table:table-cell>
          <table:table-cell office:value-type="float" office:value="-0.307004114845283">
            <text:p>-0.3070041148</text:p>
          </table:table-cell>
          <table:table-cell office:value-type="float" office:value="0.703895688633687">
            <text:p>0.7038956886</text:p>
          </table:table-cell>
          <table:table-cell office:value-type="float" office:value="-0.138062343100234">
            <text:p>-0.1380623431</text:p>
          </table:table-cell>
          <table:table-cell office:value-type="float" office:value="0.436757372159271">
            <text:p>0.4367573722</text:p>
          </table:table-cell>
          <table:table-cell office:value-type="float" office:value="-0.253175647578466">
            <text:p>-0.2531756476</text:p>
          </table:table-cell>
          <table:table-cell office:value-type="float" office:value="0.330758874817709">
            <text:p>0.3307588748</text:p>
          </table:table-cell>
          <table:table-cell office:value-type="float" office:value="0.263185751187062">
            <text:p>0.2631857512</text:p>
          </table:table-cell>
          <table:table-cell office:value-type="float" office:value="0.316872087142413">
            <text:p>0.3168720871</text:p>
          </table:table-cell>
          <table:table-cell office:value-type="float" office:value="0.576866517452062">
            <text:p>0.5768665175</text:p>
          </table:table-cell>
          <table:table-cell office:value-type="float" office:value="-0.365477970815185">
            <text:p>-0.3654779708</text:p>
          </table:table-cell>
          <table:table-cell office:value-type="float" office:value="0.724422124501886">
            <text:p>0.7244221245</text:p>
          </table:table-cell>
          <table:table-cell office:value-type="float" office:value="0.214725172128977">
            <text:p>0.2147251721</text:p>
          </table:table-cell>
          <table:table-cell office:value-type="float" office:value="0.356852300281838">
            <text:p>0.3568523003</text:p>
          </table:table-cell>
          <table:table-cell office:value-type="float" office:value="1">
            <text:p>1</text:p>
          </table:table-cell>
        </table:table-row>
        <table:table-row table:style-name="ro1" table:number-rows-repeated="4">
          <table:table-cell table:number-columns-repeated="25"/>
        </table:table-row>
        <table:table-row table:style-name="ro1">
          <table:table-cell>
            <draw:frame table:end-cell-address="Feuille2.J37" table:end-x="0.1854in" table:end-y="0.1465in" draw:z-index="0" draw:style-name="gr1" draw:text-style-name="P1" svg:width="8.1866in" svg:height="1.9484in" svg:x="0in" svg:y="0.0094in">
              <draw:object draw:notify-on-update-of-ranges="Feuille2.B1:Feuille2.B1 Feuille2.B2:Feuille2.B21 Feuille2.D1:Feuille2.D1 Feuille2.D2:Feuille2.D2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4"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6/12/2015</text:date>, <text:time>23:3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Cuvellier</meta:initial-creator>
    <meta:creation-date>2015-06-10T19:09:01</meta:creation-date>
    <dc:date>2015-06-12T23:37:25</dc:date>
    <dc:creator>David Cuvellier</dc:creator>
    <meta:editing-duration>P1DT4H7M28S</meta:editing-duration>
    <meta:editing-cycles>1</meta:editing-cycles>
    <meta:document-statistic meta:table-count="3" meta:cell-count="975" meta:object-count="2"/>
    <meta:generator>OpenOffice/4.1.1$Unix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17cm" svg:height="5.485cm" xlink:href=".." xlink:type="simple" chart:class="chart:line" chart:style-name="ch1">
        <chart:legend svg:x="0.516cm" svg:y="4.961cm" style:legend-expansion="custom" chartooo:width="18.55cm" chartooo:height="0.423cm" style:legend-expansion-aspect-ratio="43.8534278959811" chart:style-name="ch2"/>
        <chart:plot-area chart:style-name="ch3" table:cell-range-address="Feuille2.C1:Feuille2.C21 Feuille2.E1:Feuille2.E21" chart:data-source-has-labels="row" svg:x="-0.092cm" svg:y="0.022cm" svg:width="23.099cm" svg:height="5.385cm">
          <chartooo:coordinate-region svg:x="0.845cm" svg:y="0.217cm" svg:width="21.966cm" svg:height="4.5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2.C2:Feuille2.C21" chart:label-cell-address="Feuille2.C1:Feuille2.C1" chart:class="chart:line">
            <chart:data-point chart:repeated="20"/>
          </chart:series>
          <chart:series chart:style-name="ch7" chart:values-cell-range-address="Feuille2.E2:Feuille2.E21" chart:label-cell-address="Feuille2.E1:Feuille2.E1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of the MeanCorrelFacingAllOther</text:p>
                <draw:g>
                  <svg:desc>Feuille2.C1:Feuille2.C1</svg:desc>
                </draw:g>
              </table:table-cell>
              <table:table-cell office:value-type="string">
                <text:p>MeanCorrelFacingAllOther</text:p>
                <draw:g>
                  <svg:desc>Feuille2.E1:Feuille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95028809623508">
                <text:p>0.295028809623508</text:p>
                <draw:g>
                  <svg:desc>Feuille2.C2:Feuille2.C21</svg:desc>
                </draw:g>
              </table:table-cell>
              <table:table-cell office:value-type="float" office:value="0.317476658898886">
                <text:p>0.317476658898886</text:p>
                <draw:g>
                  <svg:desc>Feuille2.E2:Feuille2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95028809623508">
                <text:p>0.295028809623508</text:p>
              </table:table-cell>
              <table:table-cell office:value-type="float" office:value="0.199182369360893">
                <text:p>0.1991823693608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5028809623508">
                <text:p>0.295028809623508</text:p>
              </table:table-cell>
              <table:table-cell office:value-type="float" office:value="0.308852993821927">
                <text:p>0.3088529938219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5028809623508">
                <text:p>0.295028809623508</text:p>
              </table:table-cell>
              <table:table-cell office:value-type="float" office:value="0.351630146968547">
                <text:p>0.3516301469685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5028809623508">
                <text:p>0.295028809623508</text:p>
              </table:table-cell>
              <table:table-cell office:value-type="float" office:value="0.402735101699697">
                <text:p>0.402735101699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5028809623508">
                <text:p>0.295028809623508</text:p>
              </table:table-cell>
              <table:table-cell office:value-type="float" office:value="0.324134128337912">
                <text:p>0.3241341283379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5028809623508">
                <text:p>0.295028809623508</text:p>
              </table:table-cell>
              <table:table-cell office:value-type="float" office:value="0.192759323029316">
                <text:p>0.1927593230293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5028809623508">
                <text:p>0.295028809623508</text:p>
              </table:table-cell>
              <table:table-cell office:value-type="float" office:value="0.27092942734437">
                <text:p>0.270929427344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5028809623508">
                <text:p>0.295028809623508</text:p>
              </table:table-cell>
              <table:table-cell office:value-type="float" office:value="0.308447257143572">
                <text:p>0.3084472571435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95028809623508">
                <text:p>0.295028809623508</text:p>
              </table:table-cell>
              <table:table-cell office:value-type="float" office:value="0.285511744937711">
                <text:p>0.2855117449377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95028809623508">
                <text:p>0.295028809623508</text:p>
              </table:table-cell>
              <table:table-cell office:value-type="float" office:value="0.282990522576185">
                <text:p>0.2829905225761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95028809623508">
                <text:p>0.295028809623508</text:p>
              </table:table-cell>
              <table:table-cell office:value-type="float" office:value="0.245945036630898">
                <text:p>0.2459450366308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95028809623508">
                <text:p>0.295028809623508</text:p>
              </table:table-cell>
              <table:table-cell office:value-type="float" office:value="0.312314319263665">
                <text:p>0.3123143192636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95028809623508">
                <text:p>0.295028809623508</text:p>
              </table:table-cell>
              <table:table-cell office:value-type="float" office:value="0.29664557995081">
                <text:p>0.296645579950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95028809623508">
                <text:p>0.295028809623508</text:p>
              </table:table-cell>
              <table:table-cell office:value-type="float" office:value="0.299286332941364">
                <text:p>0.2992863329413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95028809623508">
                <text:p>0.295028809623508</text:p>
              </table:table-cell>
              <table:table-cell office:value-type="float" office:value="0.278153231097364">
                <text:p>0.2781532310973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95028809623508">
                <text:p>0.295028809623508</text:p>
              </table:table-cell>
              <table:table-cell office:value-type="float" office:value="0.281930685861976">
                <text:p>0.2819306858619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95028809623508">
                <text:p>0.295028809623508</text:p>
              </table:table-cell>
              <table:table-cell office:value-type="float" office:value="0.371040645209462">
                <text:p>0.3710406452094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95028809623508">
                <text:p>0.295028809623508</text:p>
              </table:table-cell>
              <table:table-cell office:value-type="float" office:value="0.303362563480569">
                <text:p>0.3033625634805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95028809623508">
                <text:p>0.295028809623508</text:p>
              </table:table-cell>
              <table:table-cell office:value-type="float" office:value="0.267248123915032">
                <text:p>0.2672481239150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7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795cm" svg:height="4.95cm" xlink:href=".." xlink:type="simple" chart:class="chart:line" chart:style-name="ch1">
        <chart:legend svg:x="15.352cm" svg:y="4.176cm" style:legend-expansion="custom" chartooo:width="4.895cm" chartooo:height="0.593cm" style:legend-expansion-aspect-ratio="8.25463743676223" chart:style-name="ch2"/>
        <chart:plot-area chart:style-name="ch3" table:cell-range-address="Feuille2.B1:Feuille2.B21 Feuille2.D1:Feuille2.D21" chart:data-source-has-labels="row" svg:x="1.253cm" svg:y="0.38cm" svg:width="19.34cm" svg:height="4.126cm">
          <chartooo:coordinate-region svg:x="2.099cm" svg:y="0.576cm" svg:width="18.298cm" svg:height="3.2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2.B2:Feuille2.B21" chart:label-cell-address="Feuille2.B1:Feuille2.B1" chart:class="chart:line">
            <chart:data-point chart:repeated="20"/>
          </chart:series>
          <chart:series chart:style-name="ch8" chart:values-cell-range-address="Feuille2.D2:Feuille2.D21" chart:label-cell-address="Feuille2.D1:Feuille2.D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of the sum</text:p>
                <draw:g>
                  <svg:desc>Feuille2.B1:Feuille2.B1</svg:desc>
                </draw:g>
              </table:table-cell>
              <table:table-cell office:value-type="string">
                <text:p>sumOfb</text:p>
                <draw:g>
                  <svg:desc>Feuille2.D1:Feuille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8.95">
                <text:p>138.95</text:p>
                <draw:g>
                  <svg:desc>Feuille2.B2:Feuille2.B21</svg:desc>
                </draw:g>
              </table:table-cell>
              <table:table-cell office:value-type="float" office:value="134">
                <text:p>134</text:p>
                <draw:g>
                  <svg:desc>Feuille2.D2:Feuille2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8.95">
                <text:p>138.9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.95">
                <text:p>138.9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8.95">
                <text:p>138.9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8.95">
                <text:p>138.9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8.95">
                <text:p>138.9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8.95">
                <text:p>138.9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8.95">
                <text:p>138.9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8.95">
                <text:p>138.9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8.95">
                <text:p>138.9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8.95">
                <text:p>138.9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8.95">
                <text:p>138.9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8.95">
                <text:p>138.9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8.95">
                <text:p>138.9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8.95">
                <text:p>138.9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8.95">
                <text:p>138.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8.95">
                <text:p>138.9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8.95">
                <text:p>138.9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8.95">
                <text:p>138.9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8.95">
                <text:p>138.95</text:p>
              </table:table-cell>
              <table:table-cell office:value-type="float" office:value="94">
                <text:p>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